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(IE-EA)/2 (kJ/mol)</text:p>
          </table:table-cell>
          <table:table-cell office:value-type="string" calcext:value-type="string">
            <text:p>Hardness (eV)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Bi3+</text:p>
          </table:table-cell>
          <table:table-cell office:value-type="float" office:value="4370" calcext:value-type="float">
            <text:p>4370</text:p>
          </table:table-cell>
          <table:table-cell office:value-type="float" office:value="2466" calcext:value-type="float">
            <text:p>2466</text:p>
          </table:table-cell>
          <table:table-cell table:formula="of:=([.B2]-[.C2])/2" office:value-type="float" office:value="952" calcext:value-type="float">
            <text:p>952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Sm3+</text:p>
          </table:table-cell>
          <table:table-cell office:value-type="float" office:value="3990" calcext:value-type="float">
            <text:p>3990</text:p>
          </table:table-cell>
          <table:table-cell office:value-type="float" office:value="2260" calcext:value-type="float">
            <text:p>2260</text:p>
          </table:table-cell>
          <table:table-cell table:formula="of:=([.B3]-[.C3])/2" office:value-type="float" office:value="865" calcext:value-type="float">
            <text:p>8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Gd3+</text:p>
          </table:table-cell>
          <table:table-cell office:value-type="float" office:value="4250" calcext:value-type="float">
            <text:p>4250</text:p>
          </table:table-cell>
          <table:table-cell office:value-type="float" office:value="1990" calcext:value-type="float">
            <text:p>1990</text:p>
          </table:table-cell>
          <table:table-cell table:formula="of:=([.B4]-[.C4])/2" office:value-type="float" office:value="1130" calcext:value-type="float">
            <text:p>113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Nd3+</text:p>
          </table:table-cell>
          <table:table-cell office:value-type="float" office:value="3900" calcext:value-type="float">
            <text:p>3900</text:p>
          </table:table-cell>
          <table:table-cell office:value-type="float" office:value="2130" calcext:value-type="float">
            <text:p>2130</text:p>
          </table:table-cell>
          <table:table-cell table:formula="of:=([.B5]-[.C5])/2" office:value-type="float" office:value="885" calcext:value-type="float">
            <text:p>885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Ce4+</text:p>
          </table:table-cell>
          <table:table-cell office:value-type="float" office:value="6325" calcext:value-type="float">
            <text:p>6325</text:p>
          </table:table-cell>
          <table:table-cell office:value-type="float" office:value="3547" calcext:value-type="float">
            <text:p>3547</text:p>
          </table:table-cell>
          <table:table-cell table:formula="of:=([.B6]-[.C6])/2" office:value-type="float" office:value="1389" calcext:value-type="float">
            <text:p>138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Ge4+</text:p>
          </table:table-cell>
          <table:table-cell office:value-type="float" office:value="9020" calcext:value-type="float">
            <text:p>9020</text:p>
          </table:table-cell>
          <table:table-cell office:value-type="float" office:value="4411" calcext:value-type="float">
            <text:p>4411</text:p>
          </table:table-cell>
          <table:table-cell table:formula="of:=([.B7]-[.C7])/2" office:value-type="float" office:value="2304.5" calcext:value-type="float">
            <text:p>2304.5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Hf4+</text:p>
          </table:table-cell>
          <table:table-cell office:value-type="float" office:value="8285.08537721501" calcext:value-type="float">
            <text:p>8285.08537721501</text:p>
          </table:table-cell>
          <table:table-cell office:value-type="float" office:value="2889.32575670499" calcext:value-type="float">
            <text:p>2889.32575670499</text:p>
          </table:table-cell>
          <table:table-cell table:formula="of:=([.B8]-[.C8])/2" office:value-type="float" office:value="2697.87981025501" calcext:value-type="float">
            <text:p>2697.879810255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aussian (LSDA)</text:p>
          </table:table-cell>
        </table:table-row>
        <table:table-row table:style-name="ro1">
          <table:table-cell office:value-type="string" calcext:value-type="string">
            <text:p>Ir4+</text:p>
          </table:table-cell>
          <table:table-cell office:value-type="float" office:value="7621.00083276002" calcext:value-type="float">
            <text:p>7621.00083276002</text:p>
          </table:table-cell>
          <table:table-cell office:value-type="float" office:value="4091.86430304501" calcext:value-type="float">
            <text:p>4091.86430304501</text:p>
          </table:table-cell>
          <table:table-cell table:formula="of:=([.B9]-[.C9])/2" office:value-type="float" office:value="1764.56826485751" calcext:value-type="float">
            <text:p>1764.56826485751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Gaussian (LSDA)</text:p>
          </table:table-cell>
        </table:table-row>
        <table:table-row table:style-name="ro1">
          <table:table-cell office:value-type="string" calcext:value-type="string">
            <text:p>Mo4+</text:p>
          </table:table-cell>
          <table:table-cell office:value-type="float" office:value="5307.37302942502" calcext:value-type="float">
            <text:p>5307.37302942502</text:p>
          </table:table-cell>
          <table:table-cell office:value-type="float" office:value="3909.02275021498" calcext:value-type="float">
            <text:p>3909.02275021498</text:p>
          </table:table-cell>
          <table:table-cell table:formula="of:=([.B10]-[.C10])/2" office:value-type="float" office:value="699.17513960502" calcext:value-type="float">
            <text:p>699.1751396050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Gaussian (MP2)</text:p>
          </table:table-cell>
        </table:table-row>
        <table:table-row table:style-name="ro1">
          <table:table-cell office:value-type="string" calcext:value-type="string">
            <text:p>Os4+</text:p>
          </table:table-cell>
          <table:table-cell office:value-type="float" office:value="5451.84594533502" calcext:value-type="float">
            <text:p>5451.84594533502</text:p>
          </table:table-cell>
          <table:table-cell office:value-type="float" office:value="4139.76360998501" calcext:value-type="float">
            <text:p>4139.76360998501</text:p>
          </table:table-cell>
          <table:table-cell table:formula="of:=([.B11]-[.C11])/2" office:value-type="float" office:value="656.041167675005" calcext:value-type="float">
            <text:p>656.041167675005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Gaussian (B3LYP)</text:p>
          </table:table-cell>
        </table:table-row>
        <table:table-row table:style-name="ro1">
          <table:table-cell office:value-type="string" calcext:value-type="string">
            <text:p>Pd4+</text:p>
          </table:table-cell>
          <table:table-cell office:value-type="float" office:value="6330.267409345" calcext:value-type="float">
            <text:p>6330.267409345</text:p>
          </table:table-cell>
          <table:table-cell office:value-type="float" office:value="4669.88309339499" calcext:value-type="float">
            <text:p>4669.88309339499</text:p>
          </table:table-cell>
          <table:table-cell table:formula="of:=([.B12]-[.C12])/2" office:value-type="float" office:value="830.192157975005" calcext:value-type="float">
            <text:p>830.192157975005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Gaussian (LSDA)</text:p>
          </table:table-cell>
        </table:table-row>
        <table:table-row table:style-name="ro1">
          <table:table-cell office:value-type="string" calcext:value-type="string">
            <text:p>Pt4+</text:p>
          </table:table-cell>
          <table:table-cell office:value-type="float" office:value="5886.97405109501" calcext:value-type="float">
            <text:p>5886.97405109501</text:p>
          </table:table-cell>
          <table:table-cell office:value-type="float" office:value="4480.99868976499" calcext:value-type="float">
            <text:p>4480.99868976499</text:p>
          </table:table-cell>
          <table:table-cell table:formula="of:=([.B13]-[.C13])/2" office:value-type="float" office:value="702.98768066501" calcext:value-type="float">
            <text:p>702.9876806650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Gaussian (LSDA) + 1.4 (for matching with expt value)</text:p>
          </table:table-cell>
        </table:table-row>
        <table:table-row table:style-name="ro1">
          <table:table-cell office:value-type="string" calcext:value-type="string">
            <text:p>Re4+</text:p>
          </table:table-cell>
          <table:table-cell office:value-type="float" office:value="5319.31952701499" calcext:value-type="float">
            <text:p>5319.31952701499</text:p>
          </table:table-cell>
          <table:table-cell office:value-type="float" office:value="3284.78140224503" calcext:value-type="float">
            <text:p>3284.78140224503</text:p>
          </table:table-cell>
          <table:table-cell table:formula="of:=([.B14]-[.C14])/2" office:value-type="float" office:value="1017.26906238498" calcext:value-type="float">
            <text:p>1017.2690623849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Gaussian (LSDA)</text:p>
          </table:table-cell>
        </table:table-row>
        <table:table-row table:style-name="ro1">
          <table:table-cell office:value-type="string" calcext:value-type="string">
            <text:p>Ru4+</text:p>
          </table:table-cell>
          <table:table-cell office:value-type="float" office:value="5955.69275913" calcext:value-type="float">
            <text:p>5955.69275913</text:p>
          </table:table-cell>
          <table:table-cell office:value-type="float" office:value="4498.938888795" calcext:value-type="float">
            <text:p>4498.938888795</text:p>
          </table:table-cell>
          <table:table-cell table:formula="of:=([.B15]-[.C15])/2" office:value-type="float" office:value="728.3769351675" calcext:value-type="float">
            <text:p>728.376935167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Gaussian (MP2) + 1.0 (for matching with expt value)</text:p>
          </table:table-cell>
        </table:table-row>
        <table:table-row table:style-name="ro1">
          <table:table-cell office:value-type="string" calcext:value-type="string">
            <text:p>Sn4+</text:p>
          </table:table-cell>
          <table:table-cell office:value-type="float" office:value="7456" calcext:value-type="float">
            <text:p>7456</text:p>
          </table:table-cell>
          <table:table-cell office:value-type="float" office:value="3930" calcext:value-type="float">
            <text:p>3930</text:p>
          </table:table-cell>
          <table:table-cell table:formula="of:=([.B16]-[.C16])/2" office:value-type="float" office:value="1763" calcext:value-type="float">
            <text:p>1763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Tc4+</text:p>
          </table:table-cell>
          <table:table-cell office:value-type="float" office:value="8174.68585899" calcext:value-type="float">
            <text:p>8174.68585899</text:p>
          </table:table-cell>
          <table:table-cell office:value-type="float" office:value="3077.68668814501" calcext:value-type="float">
            <text:p>3077.68668814501</text:p>
          </table:table-cell>
          <table:table-cell table:formula="of:=([.B17]-[.C17])/2" office:value-type="float" office:value="2548.4995854225" calcext:value-type="float">
            <text:p>2548.4995854225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Gaussian (B3LYP)</text:p>
          </table:table-cell>
        </table:table-row>
        <table:table-row table:style-name="ro1">
          <table:table-cell office:value-type="string" calcext:value-type="string">
            <text:p>Te4+</text:p>
          </table:table-cell>
          <table:table-cell office:value-type="float" office:value="5668" calcext:value-type="float">
            <text:p>5668</text:p>
          </table:table-cell>
          <table:table-cell office:value-type="float" office:value="3610" calcext:value-type="float">
            <text:p>3610</text:p>
          </table:table-cell>
          <table:table-cell table:formula="of:=([.B18]-[.C18])/2" office:value-type="float" office:value="1029" calcext:value-type="float">
            <text:p>102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Ti4+</text:p>
          </table:table-cell>
          <table:table-cell office:value-type="float" office:value="9581" calcext:value-type="float">
            <text:p>9581</text:p>
          </table:table-cell>
          <table:table-cell office:value-type="float" office:value="4174.6" calcext:value-type="float">
            <text:p>4174.6</text:p>
          </table:table-cell>
          <table:table-cell table:formula="of:=([.B19]-[.C19])/2" office:value-type="float" office:value="2703.2" calcext:value-type="float">
            <text:p>2703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W4+</text:p>
          </table:table-cell>
          <table:table-cell office:value-type="float" office:value="3382.68947409999" calcext:value-type="float">
            <text:p>3382.68947409999</text:p>
          </table:table-cell>
          <table:table-cell office:value-type="float" office:value="2829.789026035" calcext:value-type="float">
            <text:p>2829.789026035</text:p>
          </table:table-cell>
          <table:table-cell table:formula="of:=([.B20]-[.C20])/2" office:value-type="float" office:value="276.450224032495" calcext:value-type="float">
            <text:p>276.450224032495</text:p>
          </table:table-cell>
          <table:table-cell office:value-type="float" office:value="5.54" calcext:value-type="float">
            <text:p>5.54</text:p>
          </table:table-cell>
          <table:table-cell office:value-type="string" calcext:value-type="string">
            <text:p>Gaussian (MP2)</text:p>
          </table:table-cell>
        </table:table-row>
        <table:table-row table:style-name="ro1">
          <table:table-cell office:value-type="string" calcext:value-type="string">
            <text:p>Zr4+</text:p>
          </table:table-cell>
          <table:table-cell office:value-type="float" office:value="7752" calcext:value-type="float">
            <text:p>7752</text:p>
          </table:table-cell>
          <table:table-cell office:value-type="float" office:value="3313" calcext:value-type="float">
            <text:p>3313</text:p>
          </table:table-cell>
          <table:table-cell table:formula="of:=([.B21]-[.C21])/2" office:value-type="float" office:value="2219.5" calcext:value-type="float">
            <text:p>2219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O2-</text:p>
          </table:table-cell>
          <table:table-cell office:value-type="float" office:value="1642.05572670501" calcext:value-type="float">
            <text:p>1642.05572670501</text:p>
          </table:table-cell>
          <table:table-cell office:value-type="float" office:value="698.887253529986" calcext:value-type="float">
            <text:p>698.887253529986</text:p>
          </table:table-cell>
          <table:table-cell table:formula="of:=([.B22]-[.C22])/2" office:value-type="float" office:value="471.584236587512" calcext:value-type="float">
            <text:p>471.584236587512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Gaussian (B3LYP)</text:p>
          </table:table-cell>
        </table:table-row>
        <table:table-row table:style-name="ro1">
          <table:table-cell office:value-type="string" calcext:value-type="string">
            <text:p>S2-</text:p>
          </table:table-cell>
          <table:table-cell office:value-type="float" office:value="1018.84142182503" calcext:value-type="float">
            <text:p>1018.84142182503</text:p>
          </table:table-cell>
          <table:table-cell office:value-type="float" office:value="389.689522439982" calcext:value-type="float">
            <text:p>389.689522439982</text:p>
          </table:table-cell>
          <table:table-cell table:formula="of:=([.B23]-[.C23])/2" office:value-type="float" office:value="314.575949692524" calcext:value-type="float">
            <text:p>314.57594969252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Gaussian (B3LYP)</text:p>
          </table:table-cell>
        </table:table-row>
        <table:table-row table:style-name="ro1">
          <table:table-cell office:value-type="string" calcext:value-type="string">
            <text:p>Se2-</text:p>
          </table:table-cell>
          <table:table-cell office:value-type="float" office:value="878.804629479786" calcext:value-type="float">
            <text:p>878.804629479786</text:p>
          </table:table-cell>
          <table:table-cell office:value-type="float" office:value="331.48166233967" calcext:value-type="float">
            <text:p>331.48166233967</text:p>
          </table:table-cell>
          <table:table-cell table:formula="of:=([.B24]-[.C24])/2" office:value-type="float" office:value="273.661483570058" calcext:value-type="float">
            <text:p>273.66148357005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aussian (B3LYP)</text:p>
          </table:table-cell>
        </table:table-row>
        <table:table-row table:style-name="ro1">
          <table:table-cell office:value-type="string" calcext:value-type="string">
            <text:p>Te2-</text:p>
          </table:table-cell>
          <table:table-cell office:value-type="float" office:value="1628.74677840021" calcext:value-type="float">
            <text:p>1628.74677840021</text:p>
          </table:table-cell>
          <table:table-cell office:value-type="float" office:value="383.472942304144" calcext:value-type="float">
            <text:p>383.472942304144</text:p>
          </table:table-cell>
          <table:table-cell table:formula="of:=([.B25]-[.C25])/2" office:value-type="float" office:value="622.636918048033" calcext:value-type="float">
            <text:p>622.63691804803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Gaussian (B3LYP)</text:p>
          </table:table-cell>
        </table:table-row>
        <table:table-row table:style-name="ro1">
          <table:table-cell office:value-type="string" calcext:value-type="string">
            <text:p>NH2-</text:p>
          </table:table-cell>
          <table:table-cell office:value-type="float" office:value="861.032383684994" calcext:value-type="float">
            <text:p>861.032383684994</text:p>
          </table:table-cell>
          <table:table-cell office:value-type="float" office:value="624.642340584994" calcext:value-type="float">
            <text:p>624.642340584994</text:p>
          </table:table-cell>
          <table:table-cell table:formula="of:=([.B26]-[.C26])/2" office:value-type="float" office:value="118.19502155" calcext:value-type="float">
            <text:p>118.195021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Gaussian (MP2) + 2.4 (for matching with expt value)</text:p>
          </table:table-cell>
        </table:table-row>
        <table:table-row table:style-name="ro1">
          <table:table-cell office:value-type="string" calcext:value-type="string">
            <text:p>PH2-</text:p>
          </table:table-cell>
          <table:table-cell office:value-type="float" office:value="864.063969770008" calcext:value-type="float">
            <text:p>864.063969770008</text:p>
          </table:table-cell>
          <table:table-cell office:value-type="float" office:value="442.050078979882" calcext:value-type="float">
            <text:p>442.050078979882</text:p>
          </table:table-cell>
          <table:table-cell table:formula="of:=([.B27]-[.C27])/2" office:value-type="float" office:value="211.006945395063" calcext:value-type="float">
            <text:p>211.00694539506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Gaussian (MP2)</text:p>
          </table:table-cell>
        </table:table-row>
        <table:table-row table:style-name="ro1">
          <table:table-cell office:value-type="string" calcext:value-type="string">
            <text:p>NCO1-</text:p>
          </table:table-cell>
          <table:table-cell table:number-columns-repeated="3"/>
          <table:table-cell office:value-type="float" office:value="4.1" calcext:value-type="float">
            <text:p>4.1</text:p>
          </table:table-cell>
          <table:table-cell office:value-type="string" calcext:value-type="string">
            <text:p>Chemical Hardness (Ralph G. Pearson)</text:p>
          </table:table-cell>
        </table:table-row>
        <table:table-row table:style-name="ro1">
          <table:table-cell office:value-type="string" calcext:value-type="string">
            <text:p>OCN1-</text:p>
          </table:table-cell>
          <table:table-cell office:value-type="float" office:value="1185.08750421496" calcext:value-type="float">
            <text:p>1185.08750421496</text:p>
          </table:table-cell>
          <table:table-cell office:value-type="float" office:value="57.439901350012" calcext:value-type="float">
            <text:p>57.439901350012</text:p>
          </table:table-cell>
          <table:table-cell table:formula="of:=([.B29]-[.C29])/2" office:value-type="float" office:value="563.823801432472" calcext:value-type="float">
            <text:p>563.823801432472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Gaussian (MP2) – 1.0 (for HOCN and for matching with expt value)</text:p>
          </table:table-cell>
        </table:table-row>
        <table:table-row table:style-name="ro1">
          <table:table-cell office:value-type="string" calcext:value-type="string">
            <text:p>NC1-</text:p>
          </table:table-cell>
          <table:table-cell office:value-type="float" office:value="1205.97115129499" calcext:value-type="float">
            <text:p>1205.97115129499</text:p>
          </table:table-cell>
          <table:table-cell office:value-type="float" office:value="-64.130988099983" calcext:value-type="float">
            <text:p>-64.130988099983</text:p>
          </table:table-cell>
          <table:table-cell table:formula="of:=([.B30]-[.C30])/2" office:value-type="float" office:value="635.051069697484" calcext:value-type="float">
            <text:p>635.05106969748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Gaussian (MP2) – 1.2 (for HNC and for matching with expt value)</text:p>
          </table:table-cell>
        </table:table-row>
        <table:table-row table:style-name="ro1">
          <table:table-cell office:value-type="string" calcext:value-type="string">
            <text:p>NCS1-</text:p>
          </table:table-cell>
          <table:table-cell office:value-type="float" office:value="986.570666185031" calcext:value-type="float">
            <text:p>986.570666185031</text:p>
          </table:table-cell>
          <table:table-cell office:value-type="float" office:value="-53.1347902349538" calcext:value-type="float">
            <text:p>-53.1347902349538</text:p>
          </table:table-cell>
          <table:table-cell table:formula="of:=([.B31]-[.C31])/2" office:value-type="float" office:value="519.852728209992" calcext:value-type="float">
            <text:p>519.852728209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ussian (MP2) – 1.39 (for HNCS and for matching with expt value)</text:p>
          </table:table-cell>
        </table:table-row>
        <table:table-row table:style-name="ro1">
          <table:table-cell office:value-type="string" calcext:value-type="string">
            <text:p>SCN1-</text:p>
          </table:table-cell>
          <table:table-cell office:value-type="float" office:value="1095.30719271006" calcext:value-type="float">
            <text:p>1095.30719271006</text:p>
          </table:table-cell>
          <table:table-cell office:value-type="float" office:value="57.7463234549756" calcext:value-type="float">
            <text:p>57.7463234549756</text:p>
          </table:table-cell>
          <table:table-cell table:formula="of:=([.B32]-[.C32])/2" office:value-type="float" office:value="518.780434627542" calcext:value-type="float">
            <text:p>518.78043462754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Gaussian (MP2) – 1.5 (for HNCS and for matching with expt value)</text:p>
          </table:table-cell>
        </table:table-row>
        <table:table-row table:style-name="ro1">
          <table:table-cell office:value-type="string" calcext:value-type="string">
            <text:p>NO1-</text:p>
          </table:table-cell>
          <table:table-cell table:number-columns-repeated="3"/>
          <table:table-cell office:value-type="float" office:value="4.6" calcext:value-type="float">
            <text:p>4.6</text:p>
          </table:table-cell>
          <table:table-cell office:value-type="string" calcext:value-type="string">
            <text:p>Chemical Hardness (Ralph G. Pearson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Just for checking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e2+</text:p>
          </table:table-cell>
          <table:table-cell office:value-type="float" office:value="2957" calcext:value-type="float">
            <text:p>2957</text:p>
          </table:table-cell>
          <table:table-cell office:value-type="float" office:value="1561.9" calcext:value-type="float">
            <text:p>1561.9</text:p>
          </table:table-cell>
          <table:table-cell table:formula="of:=([.B36]-[.C36])/2" office:value-type="float" office:value="697.55" calcext:value-type="float">
            <text:p>697.55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Fe3+</text:p>
          </table:table-cell>
          <table:table-cell office:value-type="float" office:value="5290" calcext:value-type="float">
            <text:p>5290</text:p>
          </table:table-cell>
          <table:table-cell office:value-type="float" office:value="2957" calcext:value-type="float">
            <text:p>2957</text:p>
          </table:table-cell>
          <table:table-cell table:formula="of:=([.B37]-[.C37])/2" office:value-type="float" office:value="1166.5" calcext:value-type="float">
            <text:p>1166.5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https://en.wikipedia.org/wiki/Molar_ionization_energies_of_the_elements</text:p>
          </table:table-cell>
        </table:table-row>
        <table:table-row table:style-name="ro1">
          <table:table-cell office:value-type="string" calcext:value-type="string">
            <text:p>Ni2+</text:p>
          </table:table-cell>
          <table:table-cell table:style-name="ce2" office:value-type="float" office:value="35.19" calcext:value-type="float">
            <text:p>35.19</text:p>
          </table:table-cell>
          <table:table-cell table:style-name="ce2" office:value-type="float" office:value="18.16884" calcext:value-type="float">
            <text:p>18.16884</text:p>
          </table:table-cell>
          <table:table-cell table:formula="of:=([.B38]-[.C38])/2" office:value-type="float" office:value="8.51058" calcext:value-type="float">
            <text:p>8.51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2+</text:p>
          </table:table-cell>
          <table:table-cell table:style-name="ce2" office:value-type="float" office:value="153.89661" calcext:value-type="float">
            <text:p>153.89661</text:p>
          </table:table-cell>
          <table:table-cell table:style-name="ce2" office:value-type="float" office:value="18.21116" calcext:value-type="float">
            <text:p>18.21116</text:p>
          </table:table-cell>
          <table:table-cell table:formula="of:=([.B39]-[.C39])/2" office:value-type="float" office:value="67.842725" calcext:value-type="float">
            <text:p>67.84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3+</text:p>
          </table:table-cell>
          <table:table-cell table:style-name="ce2" office:value-type="float" office:value="45.25" calcext:value-type="float">
            <text:p>45.25</text:p>
          </table:table-cell>
          <table:table-cell table:style-name="ce2" office:value-type="float" office:value="20.9594" calcext:value-type="float">
            <text:p>20.9594</text:p>
          </table:table-cell>
          <table:table-cell table:formula="of:=([.B40]-[.C40])/2" office:value-type="float" office:value="12.1453" calcext:value-type="float">
            <text:p>12.1453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16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/>
          <table:table-cell table:style-name="ce9" office:value-type="string" calcext:value-type="string" table:number-columns-spanned="2" table:number-rows-spanned="1">
            <text:p>Fe2+ (B3LYP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Fe2+ (LSDA)</text:p>
          </table:table-cell>
          <table:covered-table-cell/>
          <table:table-cell table:number-columns-repeated="24"/>
        </table:table-row>
        <table:table-row table:style-name="ro1">
          <table:table-cell office:value-type="string" calcext:value-type="string">
            <text:p>E(M3+)</text:p>
          </table:table-cell>
          <table:table-cell office:value-type="float" office:value="-121.29759664" calcext:value-type="float">
            <text:p>-121.29759664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122.48098617" calcext:value-type="float">
            <text:p>-122.48098617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121.22764574" calcext:value-type="float">
            <text:p>-121.22764574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122.42815679" calcext:value-type="float">
            <text:p>-122.428156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(M2+)</text:p>
          </table:table-cell>
          <table:table-cell office:value-type="float" office:value="-122.48098617" calcext:value-type="float">
            <text:p>-122.48098617</text:p>
          </table:table-cell>
          <table:table-cell/>
          <table:table-cell office:value-type="string" calcext:value-type="string">
            <text:p>E(M+)</text:p>
          </table:table-cell>
          <table:table-cell office:value-type="float" office:value="-123.0697054" calcext:value-type="float">
            <text:p>-123.0697054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122.42815679" calcext:value-type="float">
            <text:p>-122.42815679</text:p>
          </table:table-cell>
          <table:table-cell/>
          <table:table-cell office:value-type="string" calcext:value-type="string">
            <text:p>E(M+)</text:p>
          </table:table-cell>
          <table:table-cell office:value-type="float" office:value="-123.04499479" calcext:value-type="float">
            <text:p>-123.044994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2]-[.B3])" office:value-type="float" office:value="1.18338953" calcext:value-type="float">
            <text:p>1.18338953</text:p>
          </table:table-cell>
          <table:table-cell/>
          <table:table-cell office:value-type="string" calcext:value-type="string">
            <text:p>EA (au)</text:p>
          </table:table-cell>
          <table:table-cell table:formula="of:=([.E2]-[.E3])" office:value-type="float" office:value="0.58871923000001" calcext:value-type="float">
            <text:p>0.58871923000001</text:p>
          </table:table-cell>
          <table:table-cell/>
          <table:table-cell office:value-type="string" calcext:value-type="string">
            <text:p>IE (au)</text:p>
          </table:table-cell>
          <table:table-cell table:formula="of:=([.H2]-[.H3])" office:value-type="float" office:value="1.20051105" calcext:value-type="float">
            <text:p>1.20051105</text:p>
          </table:table-cell>
          <table:table-cell/>
          <table:table-cell office:value-type="string" calcext:value-type="string">
            <text:p>EA (au)</text:p>
          </table:table-cell>
          <table:table-cell table:formula="of:=([.K2]-[.K3])" office:value-type="float" office:value="0.616838000000001" calcext:value-type="float">
            <text:p>0.6168380000000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4])" office:value-type="float" office:value="3106.989211015" calcext:value-type="float">
            <text:p>3106.989211015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4])" office:value-type="float" office:value="1545.68233836502" calcext:value-type="float">
            <text:p>1545.68233836502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H4])" office:value-type="float" office:value="3151.94176177501" calcext:value-type="float">
            <text:p>3151.94176177501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4])" office:value-type="float" office:value="1619.508169" calcext:value-type="float">
            <text:p>1619.5081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B5]-[.E5])/2" office:value-type="float" office:value="780.653436324987" calcext:value-type="float">
            <text:p>780.653436324987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H5]-[.K5])/2" office:value-type="float" office:value="766.216796387502" calcext:value-type="float">
            <text:p>766.21679638750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8.09" calcext:value-type="float">
            <text:p>8.09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7.94" calcext:value-type="float">
            <text:p>7.94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table:style-name="ce9" office:value-type="string" calcext:value-type="string" table:number-columns-spanned="2" table:number-rows-spanned="1">
            <text:p>Fe3+ (LSDA)</text:p>
          </table:table-cell>
          <table:covered-table-cell/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E(M4+)</text:p>
          </table:table-cell>
          <table:table-cell office:value-type="float" office:value="-119.07316203" calcext:value-type="float">
            <text:p>-119.07316203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121.22764574" calcext:value-type="float">
            <text:p>-121.22764574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E(M3+)</text:p>
          </table:table-cell>
          <table:table-cell office:value-type="float" office:value="-121.22764574" calcext:value-type="float">
            <text:p>-121.22764574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122.42815679" calcext:value-type="float">
            <text:p>-122.42815679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IE (au)</text:p>
          </table:table-cell>
          <table:table-cell table:formula="of:=([.H10]-[.H11])" office:value-type="float" office:value="2.15448370999999" calcext:value-type="float">
            <text:p>2.15448370999999</text:p>
          </table:table-cell>
          <table:table-cell/>
          <table:table-cell office:value-type="string" calcext:value-type="string">
            <text:p>EA (au)</text:p>
          </table:table-cell>
          <table:table-cell table:formula="of:=([.K10]-[.K11])" office:value-type="float" office:value="1.20051105" calcext:value-type="float">
            <text:p>1.20051105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IE (kJ/mol)</text:p>
          </table:table-cell>
          <table:table-cell table:formula="of:=(2625.5*[.H12])" office:value-type="float" office:value="5656.59698060498" calcext:value-type="float">
            <text:p>5656.59698060498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12])" office:value-type="float" office:value="3151.94176177501" calcext:value-type="float">
            <text:p>3151.94176177501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eta (kJ/mol)</text:p>
          </table:table-cell>
          <table:table-cell table:formula="of:=([.H13]-[.K13])/2" office:value-type="float" office:value="1252.32760941499" calcext:value-type="float">
            <text:p>1252.32760941499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eta (eV)</text:p>
          </table:table-cell>
          <table:table-cell office:value-type="float" office:value="12.98" calcext:value-type="float">
            <text:p>12.98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Hf4+ (LSDA)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1">
            <text:p>Hf4+ (MP2)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1">
            <text:p>Hf3+ (MP2)</text:p>
          </table:table-cell>
          <table:covered-table-cell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E(M5+)</text:p>
          </table:table-cell>
          <table:table-cell office:value-type="float" office:value="-42.72516879" calcext:value-type="float">
            <text:p>-42.72516879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45.88079072" calcext:value-type="float">
            <text:p>-45.88079072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42.52985868" calcext:value-type="float">
            <text:p>-42.52985868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45.64842046" calcext:value-type="float">
            <text:p>-45.64842046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45.64842046" calcext:value-type="float">
            <text:p>-45.64842046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46.70648423" calcext:value-type="float">
            <text:p>-46.7064842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E(M4+)</text:p>
          </table:table-cell>
          <table:table-cell office:value-type="float" office:value="-45.88079072" calcext:value-type="float">
            <text:p>-45.88079072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46.98127663" calcext:value-type="float">
            <text:p>-46.98127663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45.64842046" calcext:value-type="float">
            <text:p>-45.64842046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46.70648423" calcext:value-type="float">
            <text:p>-46.70648423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46.70648423" calcext:value-type="float">
            <text:p>-46.70648423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47.59548223" calcext:value-type="float">
            <text:p>-47.5954822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IE (au)</text:p>
          </table:table-cell>
          <table:table-cell table:formula="of:=([.H18]-[.H19])" office:value-type="float" office:value="3.15562193" calcext:value-type="float">
            <text:p>3.15562193</text:p>
          </table:table-cell>
          <table:table-cell/>
          <table:table-cell office:value-type="string" calcext:value-type="string">
            <text:p>EA (au)</text:p>
          </table:table-cell>
          <table:table-cell table:formula="of:=([.K18]-[.K19])" office:value-type="float" office:value="1.10048591" calcext:value-type="float">
            <text:p>1.10048591</text:p>
          </table:table-cell>
          <table:table-cell/>
          <table:table-cell office:value-type="string" calcext:value-type="string">
            <text:p>IE (au)</text:p>
          </table:table-cell>
          <table:table-cell table:formula="of:=([.N18]-[.N19])" office:value-type="float" office:value="3.11856178" calcext:value-type="float">
            <text:p>3.11856178</text:p>
          </table:table-cell>
          <table:table-cell/>
          <table:table-cell office:value-type="string" calcext:value-type="string">
            <text:p>EA (au)</text:p>
          </table:table-cell>
          <table:table-cell table:formula="of:=([.Q18]-[.Q19])" office:value-type="float" office:value="1.05806377" calcext:value-type="float">
            <text:p>1.05806377</text:p>
          </table:table-cell>
          <table:table-cell/>
          <table:table-cell office:value-type="string" calcext:value-type="string">
            <text:p>IE (au)</text:p>
          </table:table-cell>
          <table:table-cell table:formula="of:=([.T18]-[.T19])" office:value-type="float" office:value="1.05806377" calcext:value-type="float">
            <text:p>1.05806377</text:p>
          </table:table-cell>
          <table:table-cell/>
          <table:table-cell office:value-type="string" calcext:value-type="string">
            <text:p>EA (au)</text:p>
          </table:table-cell>
          <table:table-cell table:formula="of:=([.W18]-[.W19])" office:value-type="float" office:value="0.888998000000001" calcext:value-type="float">
            <text:p>0.888998000000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IE (kJ/mol)</text:p>
          </table:table-cell>
          <table:table-cell table:formula="of:=(2625.5*[.H20])" office:value-type="float" office:value="8285.08537721501" calcext:value-type="float">
            <text:p>8285.08537721501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20])" office:value-type="float" office:value="2889.32575670499" calcext:value-type="float">
            <text:p>2889.32575670499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N20])" office:value-type="float" office:value="8187.78395339" calcext:value-type="float">
            <text:p>8187.7839533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20])" office:value-type="float" office:value="2777.94642813501" calcext:value-type="float">
            <text:p>2777.94642813501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20])" office:value-type="float" office:value="2777.94642813501" calcext:value-type="float">
            <text:p>2777.94642813501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20])" office:value-type="float" office:value="2334.064249" calcext:value-type="float">
            <text:p>2334.064249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eta (kJ/mol)</text:p>
          </table:table-cell>
          <table:table-cell table:formula="of:=([.H21]-[.K21])/2" office:value-type="float" office:value="2697.87981025501" calcext:value-type="float">
            <text:p>2697.87981025501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N21]-[.Q21])/2" office:value-type="float" office:value="2704.91876262749" calcext:value-type="float">
            <text:p>2704.91876262749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T21]-[.W21])/2" office:value-type="float" office:value="221.941089567504" calcext:value-type="float">
            <text:p>221.94108956750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eta (eV)</text:p>
          </table:table-cell>
          <table:table-cell office:value-type="float" office:value="27.96" calcext:value-type="float">
            <text:p>27.96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27.96" calcext:value-type="float">
            <text:p>27.96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Ir4+ (LSDA)</text:p>
          </table:table-cell>
          <table:covered-table-cell/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E(M5+)</text:p>
          </table:table-cell>
          <table:table-cell office:value-type="float" office:value="-98.08999603" calcext:value-type="float">
            <text:p>-98.08999603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100.99268155" calcext:value-type="float">
            <text:p>-100.99268155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E(M4+)</text:p>
          </table:table-cell>
          <table:table-cell office:value-type="float" office:value="-100.99268155" calcext:value-type="float">
            <text:p>-100.99268155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102.55119014" calcext:value-type="float">
            <text:p>-102.55119014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IE (au)</text:p>
          </table:table-cell>
          <table:table-cell table:formula="of:=([.H26]-[.H27])" office:value-type="float" office:value="2.90268552000001" calcext:value-type="float">
            <text:p>2.90268552000001</text:p>
          </table:table-cell>
          <table:table-cell/>
          <table:table-cell office:value-type="string" calcext:value-type="string">
            <text:p>EA (au)</text:p>
          </table:table-cell>
          <table:table-cell table:formula="of:=([.K26]-[.K27])" office:value-type="float" office:value="1.55850859" calcext:value-type="float">
            <text:p>1.55850859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IE (kJ/mol)</text:p>
          </table:table-cell>
          <table:table-cell table:formula="of:=(2625.5*[.H28])" office:value-type="float" office:value="7621.00083276002" calcext:value-type="float">
            <text:p>7621.0008327600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28])" office:value-type="float" office:value="4091.86430304501" calcext:value-type="float">
            <text:p>4091.86430304501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eta (kJ/mol)</text:p>
          </table:table-cell>
          <table:table-cell table:formula="of:=([.H29]-[.K29])/2" office:value-type="float" office:value="1764.5682648575" calcext:value-type="float">
            <text:p>1764.5682648575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eta (eV)</text:p>
          </table:table-cell>
          <table:table-cell office:value-type="float" office:value="18.29" calcext:value-type="float">
            <text:p>18.29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Os4+ (B3LYP)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1">
            <text:p>Os4+ (LSDA)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1">
            <text:p>Os4+ (MP2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Os3+ (MP2)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E(M5+)</text:p>
          </table:table-cell>
          <table:table-cell office:value-type="float" office:value="-85.31831976" calcext:value-type="float">
            <text:p>-85.31831976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7.39481793" calcext:value-type="float">
            <text:p>-87.39481793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85.31000497" calcext:value-type="float">
            <text:p>-85.31000497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6.9794364" calcext:value-type="float">
            <text:p>-86.9794364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84.92895041" calcext:value-type="float">
            <text:p>-84.92895041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6.96195075" calcext:value-type="float">
            <text:p>-86.96195075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6.96195075" calcext:value-type="float">
            <text:p>-86.96195075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88.50281897" calcext:value-type="float">
            <text:p>-88.502818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(M4+)</text:p>
          </table:table-cell>
          <table:table-cell office:value-type="float" office:value="-87.39481793" calcext:value-type="float">
            <text:p>-87.39481793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88.9715704" calcext:value-type="float">
            <text:p>-88.9715704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6.9794364" calcext:value-type="float">
            <text:p>-86.9794364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89.00813464" calcext:value-type="float">
            <text:p>-89.00813464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6.96195075" calcext:value-type="float">
            <text:p>-86.96195075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88.50281897" calcext:value-type="float">
            <text:p>-88.50281897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88.50281897" calcext:value-type="float">
            <text:p>-88.50281897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89.41324515" calcext:value-type="float">
            <text:p>-89.41324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34]-[.B35])" office:value-type="float" office:value="2.07649817000001" calcext:value-type="float">
            <text:p>2.07649817000001</text:p>
          </table:table-cell>
          <table:table-cell/>
          <table:table-cell office:value-type="string" calcext:value-type="string">
            <text:p>EA (au)</text:p>
          </table:table-cell>
          <table:table-cell table:formula="of:=([.E34]-[.E35])" office:value-type="float" office:value="1.57675247" calcext:value-type="float">
            <text:p>1.57675247</text:p>
          </table:table-cell>
          <table:table-cell/>
          <table:table-cell office:value-type="string" calcext:value-type="string">
            <text:p>IE (au)</text:p>
          </table:table-cell>
          <table:table-cell table:formula="of:=([.H34]-[.H35])" office:value-type="float" office:value="1.66943143" calcext:value-type="float">
            <text:p>1.66943143</text:p>
          </table:table-cell>
          <table:table-cell/>
          <table:table-cell office:value-type="string" calcext:value-type="string">
            <text:p>EA (au)</text:p>
          </table:table-cell>
          <table:table-cell table:formula="of:=([.K34]-[.K35])" office:value-type="float" office:value="2.02869824" calcext:value-type="float">
            <text:p>2.02869824</text:p>
          </table:table-cell>
          <table:table-cell/>
          <table:table-cell office:value-type="string" calcext:value-type="string">
            <text:p>IE (au)</text:p>
          </table:table-cell>
          <table:table-cell table:formula="of:=([.N34]-[.N35])" office:value-type="float" office:value="2.03300034" calcext:value-type="float">
            <text:p>2.03300034</text:p>
          </table:table-cell>
          <table:table-cell/>
          <table:table-cell office:value-type="string" calcext:value-type="string">
            <text:p>EA (au)</text:p>
          </table:table-cell>
          <table:table-cell table:formula="of:=([.Q34]-[.Q35])" office:value-type="float" office:value="1.54086822000001" calcext:value-type="float">
            <text:p>1.54086822000001</text:p>
          </table:table-cell>
          <table:table-cell/>
          <table:table-cell office:value-type="string" calcext:value-type="string">
            <text:p>IE (au)</text:p>
          </table:table-cell>
          <table:table-cell table:formula="of:=([.T34]-[.T35])" office:value-type="float" office:value="1.54086822000001" calcext:value-type="float">
            <text:p>1.54086822000001</text:p>
          </table:table-cell>
          <table:table-cell/>
          <table:table-cell office:value-type="string" calcext:value-type="string">
            <text:p>EA (au)</text:p>
          </table:table-cell>
          <table:table-cell table:formula="of:=([.W34]-[.W35])" office:value-type="float" office:value="0.910426179999988" calcext:value-type="float">
            <text:p>0.910426179999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36])" office:value-type="float" office:value="5451.84594533502" calcext:value-type="float">
            <text:p>5451.8459453350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36])" office:value-type="float" office:value="4139.76360998501" calcext:value-type="float">
            <text:p>4139.76360998501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H36])" office:value-type="float" office:value="4383.09221946501" calcext:value-type="float">
            <text:p>4383.09221946501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36])" office:value-type="float" office:value="5326.34722911999" calcext:value-type="float">
            <text:p>5326.34722911999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N36])" office:value-type="float" office:value="5337.64239267" calcext:value-type="float">
            <text:p>5337.64239267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36])" office:value-type="float" office:value="4045.54951161002" calcext:value-type="float">
            <text:p>4045.54951161002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36])" office:value-type="float" office:value="4045.54951161002" calcext:value-type="float">
            <text:p>4045.5495116100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36])" office:value-type="float" office:value="2390.32393558997" calcext:value-type="float">
            <text:p>2390.32393558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B37]-[.E37])/2" office:value-type="float" office:value="656.041167675007" calcext:value-type="float">
            <text:p>656.041167675007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H37]-[.K37])/2" office:value-type="float" office:value="-471.627504827492" calcext:value-type="float">
            <text:p>-471.627504827492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N37]-[.Q37])/2" office:value-type="float" office:value="646.046440529992" calcext:value-type="float">
            <text:p>646.046440529992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T37]-[.W37])/2" office:value-type="float" office:value="827.612788010026" calcext:value-type="float">
            <text:p>827.612788010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6.8" calcext:value-type="float">
            <text:p>6.8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table:number-columns-repeated="5"/>
          <table:table-cell office:value-type="string" calcext:value-type="string">
            <text:p>eta (eV)</text:p>
          </table:table-cell>
          <table:table-cell office:value-type="float" office:value="6.7" calcext:value-type="float">
            <text:p>6.7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8.58" calcext:value-type="float">
            <text:p>8.58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Pd4+ (LSDA)</text:p>
          </table:table-cell>
          <table:covered-table-cell/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E(M5+)</text:p>
          </table:table-cell>
          <table:table-cell office:value-type="float" office:value="-120.19299488" calcext:value-type="float">
            <text:p>-120.19299488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122.60406607" calcext:value-type="float">
            <text:p>-122.60406607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E(M4+)</text:p>
          </table:table-cell>
          <table:table-cell office:value-type="float" office:value="-122.60406607" calcext:value-type="float">
            <text:p>-122.60406607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124.38273036" calcext:value-type="float">
            <text:p>-124.38273036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IE (au)</text:p>
          </table:table-cell>
          <table:table-cell table:formula="of:=([.H42]-[.H43])" office:value-type="float" office:value="2.41107119" calcext:value-type="float">
            <text:p>2.41107119</text:p>
          </table:table-cell>
          <table:table-cell/>
          <table:table-cell office:value-type="string" calcext:value-type="string">
            <text:p>EA (au)</text:p>
          </table:table-cell>
          <table:table-cell table:formula="of:=([.K42]-[.K43])" office:value-type="float" office:value="1.77866428999999" calcext:value-type="float">
            <text:p>1.77866428999999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IE (kJ/mol)</text:p>
          </table:table-cell>
          <table:table-cell table:formula="of:=(2625.5*[.H44])" office:value-type="float" office:value="6330.267409345" calcext:value-type="float">
            <text:p>6330.267409345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44])" office:value-type="float" office:value="4669.88309339499" calcext:value-type="float">
            <text:p>4669.88309339499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eta (kJ/mol)</text:p>
          </table:table-cell>
          <table:table-cell table:formula="of:=([.H45]-[.K45])/2" office:value-type="float" office:value="830.192157975009" calcext:value-type="float">
            <text:p>830.192157975009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eta (eV)</text:p>
          </table:table-cell>
          <table:table-cell office:value-type="float" office:value="8.6" calcext:value-type="float">
            <text:p>8.6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Pt4+ (B3LYP)</text:p>
          </table:table-cell>
          <table:covered-table-cell/>
          <table:table-cell table:number-columns-repeated="4"/>
          <table:table-cell table:style-name="ce4" office:value-type="string" calcext:value-type="string" table:number-columns-spanned="2" table:number-rows-spanned="1">
            <text:p>Pt4+ (LSDA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Pt4+ (MP2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Pt2+ (LSDA)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E(M5+)</text:p>
          </table:table-cell>
          <table:table-cell office:value-type="float" office:value="-113.01602334" calcext:value-type="float">
            <text:p>-113.01602334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115.21493996" calcext:value-type="float">
            <text:p>-115.21493996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112.9361162" calcext:value-type="float">
            <text:p>-112.9361162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115.17834589" calcext:value-type="float">
            <text:p>-115.17834589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112.53083716" calcext:value-type="float">
            <text:p>-112.53083716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114.65279892" calcext:value-type="float">
            <text:p>-114.65279892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116.88506792" calcext:value-type="float">
            <text:p>-116.88506792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118.102122" calcext:value-type="float">
            <text:p>-118.102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(M4+)</text:p>
          </table:table-cell>
          <table:table-cell office:value-type="float" office:value="-115.21493996" calcext:value-type="float">
            <text:p>-115.21493996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116.88619883" calcext:value-type="float">
            <text:p>-116.88619883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115.17834589" calcext:value-type="float">
            <text:p>-115.17834589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116.88506792" calcext:value-type="float">
            <text:p>-116.88506792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114.65279892" calcext:value-type="float">
            <text:p>-114.65279892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116.25564673" calcext:value-type="float">
            <text:p>-116.25564673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118.102122" calcext:value-type="float">
            <text:p>-118.102122</text:p>
          </table:table-cell>
          <table:table-cell/>
          <table:table-cell office:value-type="string" calcext:value-type="string">
            <text:p>E(M+)</text:p>
          </table:table-cell>
          <table:table-cell office:value-type="float" office:value="-118.83421644" calcext:value-type="float">
            <text:p>-118.834216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50]-[.B51])" office:value-type="float" office:value="2.19891661999999" calcext:value-type="float">
            <text:p>2.19891661999999</text:p>
          </table:table-cell>
          <table:table-cell/>
          <table:table-cell office:value-type="string" calcext:value-type="string">
            <text:p>EA (au)</text:p>
          </table:table-cell>
          <table:table-cell table:formula="of:=([.E50]-[.E51])" office:value-type="float" office:value="1.67125887" calcext:value-type="float">
            <text:p>1.67125887</text:p>
          </table:table-cell>
          <table:table-cell/>
          <table:table-cell office:value-type="string" calcext:value-type="string">
            <text:p>IE (au)</text:p>
          </table:table-cell>
          <table:table-cell table:formula="of:=([.H50]-[.H51])" office:value-type="float" office:value="2.24222969" calcext:value-type="float">
            <text:p>2.24222969</text:p>
          </table:table-cell>
          <table:table-cell/>
          <table:table-cell office:value-type="string" calcext:value-type="string">
            <text:p>EA (au)</text:p>
          </table:table-cell>
          <table:table-cell table:formula="of:=([.K50]-[.K51])" office:value-type="float" office:value="1.70672202999999" calcext:value-type="float">
            <text:p>1.70672202999999</text:p>
          </table:table-cell>
          <table:table-cell/>
          <table:table-cell office:value-type="string" calcext:value-type="string">
            <text:p>IE (au)</text:p>
          </table:table-cell>
          <table:table-cell table:formula="of:=([.N50]-[.N51])" office:value-type="float" office:value="2.12196175999999" calcext:value-type="float">
            <text:p>2.12196175999999</text:p>
          </table:table-cell>
          <table:table-cell/>
          <table:table-cell office:value-type="string" calcext:value-type="string">
            <text:p>EA (au)</text:p>
          </table:table-cell>
          <table:table-cell table:formula="of:=([.Q50]-[.Q51])" office:value-type="float" office:value="1.60284781" calcext:value-type="float">
            <text:p>1.60284781</text:p>
          </table:table-cell>
          <table:table-cell/>
          <table:table-cell office:value-type="string" calcext:value-type="string">
            <text:p>IE (au)</text:p>
          </table:table-cell>
          <table:table-cell table:formula="of:=([.T50]-[.T51])" office:value-type="float" office:value="1.21705408" calcext:value-type="float">
            <text:p>1.21705408</text:p>
          </table:table-cell>
          <table:table-cell/>
          <table:table-cell office:value-type="string" calcext:value-type="string">
            <text:p>EA (au)</text:p>
          </table:table-cell>
          <table:table-cell table:formula="of:=([.W50]-[.W51])" office:value-type="float" office:value="0.732094440000012" calcext:value-type="float">
            <text:p>0.732094440000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52])" office:value-type="float" office:value="5773.25558580998" calcext:value-type="float">
            <text:p>5773.25558580998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52])" office:value-type="float" office:value="4387.89016318501" calcext:value-type="float">
            <text:p>4387.89016318501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H52])" office:value-type="float" office:value="5886.97405109501" calcext:value-type="float">
            <text:p>5886.97405109501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52])" office:value-type="float" office:value="4480.99868976499" calcext:value-type="float">
            <text:p>4480.99868976499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N52])" office:value-type="float" office:value="5571.21060087998" calcext:value-type="float">
            <text:p>5571.21060087998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52])" office:value-type="float" office:value="4208.276925155" calcext:value-type="float">
            <text:p>4208.276925155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52])" office:value-type="float" office:value="3195.37548703999" calcext:value-type="float">
            <text:p>3195.375487039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52])" office:value-type="float" office:value="1922.11395222003" calcext:value-type="float">
            <text:p>1922.1139522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B53]-[.E53])/2" office:value-type="float" office:value="692.682711312485" calcext:value-type="float">
            <text:p>692.682711312485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H53]-[.K53])/2" office:value-type="float" office:value="702.98768066501" calcext:value-type="float">
            <text:p>702.98768066501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N53]-[.Q53])/2" office:value-type="float" office:value="681.466837862488" calcext:value-type="float">
            <text:p>681.466837862488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T53]-[.W53])/2" office:value-type="float" office:value="636.630767409981" calcext:value-type="float">
            <text:p>636.6307674099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7.28" calcext:value-type="float">
            <text:p>7.28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7.28" calcext:value-type="float">
            <text:p>7.28</text:p>
          </table:table-cell>
          <table:table-cell table:formula="of:=([.H55]+1.4)" office:value-type="float" office:value="8.68" calcext:value-type="float">
            <text:p>8.68</text:p>
          </table:table-cell>
          <table:table-cell office:value-type="string" calcext:value-type="string">
            <text:p>&lt;= for matching with expt value</text:p>
          </table:table-cell>
          <table:table-cell table:number-columns-repeated="2"/>
          <table:table-cell office:value-type="string" calcext:value-type="string">
            <text:p>eta (eV)</text:p>
          </table:table-cell>
          <table:table-cell office:value-type="float" office:value="7.28" calcext:value-type="float">
            <text:p>7.28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6.6" calcext:value-type="float">
            <text:p>6.6</text:p>
          </table:table-cell>
          <table:table-cell table:formula="of:=([.T55]+1.4)" office:value-type="float" office:value="8" calcext:value-type="float">
            <text:p>8</text:p>
          </table:table-cell>
          <table:table-cell office:value-type="string" calcext:value-type="string">
            <text:p>&lt;= for matching with expt value</text:p>
          </table:table-cell>
          <table:table-cell table:number-columns-repeated="11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1">
            <text:p>Re4+ (LSDA)</text:p>
          </table:table-cell>
          <table:covered-table-cell/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E(M5+)</text:p>
          </table:table-cell>
          <table:table-cell office:value-type="float" office:value="-73.49243147" calcext:value-type="float">
            <text:p>-73.49243147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75.518453" calcext:value-type="float">
            <text:p>-75.518453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E(M4+)</text:p>
          </table:table-cell>
          <table:table-cell office:value-type="float" office:value="-75.518453" calcext:value-type="float">
            <text:p>-75.518453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76.76955999" calcext:value-type="float">
            <text:p>-76.76955999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IE (au)</text:p>
          </table:table-cell>
          <table:table-cell table:formula="of:=([.H58]-[.H59])" office:value-type="float" office:value="2.02602152999999" calcext:value-type="float">
            <text:p>2.02602152999999</text:p>
          </table:table-cell>
          <table:table-cell/>
          <table:table-cell office:value-type="string" calcext:value-type="string">
            <text:p>EA (au)</text:p>
          </table:table-cell>
          <table:table-cell table:formula="of:=([.K58]-[.K59])" office:value-type="float" office:value="1.25110699000001" calcext:value-type="float">
            <text:p>1.25110699000001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IE (kJ/mol)</text:p>
          </table:table-cell>
          <table:table-cell table:formula="of:=(2625.5*[.H60])" office:value-type="float" office:value="5319.31952701499" calcext:value-type="float">
            <text:p>5319.319527014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60])" office:value-type="float" office:value="3284.78140224503" calcext:value-type="float">
            <text:p>3284.78140224503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eta (kJ/mol)</text:p>
          </table:table-cell>
          <table:table-cell table:formula="of:=([.H61]-[.K61])/2" office:value-type="float" office:value="1017.26906238498" calcext:value-type="float">
            <text:p>1017.26906238498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eta (eV)</text:p>
          </table:table-cell>
          <table:table-cell office:value-type="float" office:value="10.54" calcext:value-type="float">
            <text:p>10.54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u4+ (B3LYP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Ru4+ (LSDA)</text:p>
          </table:table-cell>
          <table:covered-table-cell/>
          <table:table-cell table:number-columns-repeated="4"/>
          <table:table-cell table:style-name="ce4" office:value-type="string" calcext:value-type="string" table:number-columns-spanned="2" table:number-rows-spanned="1">
            <text:p>Ru4+ (MP2)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1">
            <text:p>Ru3+ (MP2)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E(M5+)</text:p>
          </table:table-cell>
          <table:table-cell office:value-type="float" office:value="-87.77514118" calcext:value-type="float">
            <text:p>-87.77514118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9.34584264" calcext:value-type="float">
            <text:p>-89.34584264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87.75139963" calcext:value-type="float">
            <text:p>-87.75139963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9.34765083" calcext:value-type="float">
            <text:p>-89.34765083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87.36277511" calcext:value-type="float">
            <text:p>-87.36277511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9.63117837" calcext:value-type="float">
            <text:p>-89.63117837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9.63117837" calcext:value-type="float">
            <text:p>-89.63117837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91.34473346" calcext:value-type="float">
            <text:p>-91.34473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(M4+)</text:p>
          </table:table-cell>
          <table:table-cell office:value-type="float" office:value="-89.34584264" calcext:value-type="float">
            <text:p>-89.34584264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91.81144068" calcext:value-type="float">
            <text:p>-91.81144068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9.34765083" calcext:value-type="float">
            <text:p>-89.34765083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91.82510853" calcext:value-type="float">
            <text:p>-91.82510853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89.63117837" calcext:value-type="float">
            <text:p>-89.63117837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91.34473346" calcext:value-type="float">
            <text:p>-91.34473346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91.34473346" calcext:value-type="float">
            <text:p>-91.34473346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92.33910083" calcext:value-type="float">
            <text:p>-92.339100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66]-[.B67])" office:value-type="float" office:value="1.57070146" calcext:value-type="float">
            <text:p>1.57070146</text:p>
          </table:table-cell>
          <table:table-cell/>
          <table:table-cell office:value-type="string" calcext:value-type="string">
            <text:p>EA (au)</text:p>
          </table:table-cell>
          <table:table-cell table:formula="of:=([.E66]-[.E67])" office:value-type="float" office:value="2.46559804" calcext:value-type="float">
            <text:p>2.46559804</text:p>
          </table:table-cell>
          <table:table-cell/>
          <table:table-cell office:value-type="string" calcext:value-type="string">
            <text:p>IE (au)</text:p>
          </table:table-cell>
          <table:table-cell table:formula="of:=([.H66]-[.H67])" office:value-type="float" office:value="1.59625120000001" calcext:value-type="float">
            <text:p>1.59625120000001</text:p>
          </table:table-cell>
          <table:table-cell/>
          <table:table-cell office:value-type="string" calcext:value-type="string">
            <text:p>EA (au)</text:p>
          </table:table-cell>
          <table:table-cell table:formula="of:=([.K66]-[.K67])" office:value-type="float" office:value="2.47745769999999" calcext:value-type="float">
            <text:p>2.47745769999999</text:p>
          </table:table-cell>
          <table:table-cell/>
          <table:table-cell office:value-type="string" calcext:value-type="string">
            <text:p>IE (au)</text:p>
          </table:table-cell>
          <table:table-cell table:formula="of:=([.N66]-[.N67])" office:value-type="float" office:value="2.26840326" calcext:value-type="float">
            <text:p>2.26840326</text:p>
          </table:table-cell>
          <table:table-cell/>
          <table:table-cell office:value-type="string" calcext:value-type="string">
            <text:p>EA (au)</text:p>
          </table:table-cell>
          <table:table-cell table:formula="of:=([.Q66]-[.Q67])" office:value-type="float" office:value="1.71355509" calcext:value-type="float">
            <text:p>1.71355509</text:p>
          </table:table-cell>
          <table:table-cell/>
          <table:table-cell office:value-type="string" calcext:value-type="string">
            <text:p>IE (au)</text:p>
          </table:table-cell>
          <table:table-cell table:formula="of:=([.T66]-[.T67])" office:value-type="float" office:value="1.71355509" calcext:value-type="float">
            <text:p>1.71355509</text:p>
          </table:table-cell>
          <table:table-cell/>
          <table:table-cell office:value-type="string" calcext:value-type="string">
            <text:p>EA (au)</text:p>
          </table:table-cell>
          <table:table-cell table:formula="of:=([.W66]-[.W67])" office:value-type="float" office:value="0.994367370000006" calcext:value-type="float">
            <text:p>0.994367370000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68])" office:value-type="float" office:value="4123.87668322999" calcext:value-type="float">
            <text:p>4123.876683229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68])" office:value-type="float" office:value="6473.42765402001" calcext:value-type="float">
            <text:p>6473.42765402001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H68])" office:value-type="float" office:value="4190.95752560003" calcext:value-type="float">
            <text:p>4190.95752560003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68])" office:value-type="float" office:value="6504.56519134997" calcext:value-type="float">
            <text:p>6504.56519134997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N68])" office:value-type="float" office:value="5955.69275913" calcext:value-type="float">
            <text:p>5955.69275913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68])" office:value-type="float" office:value="4498.938888795" calcext:value-type="float">
            <text:p>4498.938888795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68])" office:value-type="float" office:value="4498.938888795" calcext:value-type="float">
            <text:p>4498.938888795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68])" office:value-type="float" office:value="2610.71152993502" calcext:value-type="float">
            <text:p>2610.71152993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B69]-[.E69])/2" office:value-type="float" office:value="-1174.77548539501" calcext:value-type="float">
            <text:p>-1174.77548539501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H69]-[.K69])/2" office:value-type="float" office:value="-1156.80383287497" calcext:value-type="float">
            <text:p>-1156.80383287497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N69]-[.Q69])/2" office:value-type="float" office:value="728.376935167499" calcext:value-type="float">
            <text:p>728.376935167499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T69]-[.W69])/2" office:value-type="float" office:value="944.113679429992" calcext:value-type="float">
            <text:p>944.113679429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a (eV)</text:p>
          </table:table-cell>
          <table:table-cell table:number-columns-repeated="5"/>
          <table:table-cell office:value-type="string" calcext:value-type="string">
            <text:p>eta (eV)</text:p>
          </table:table-cell>
          <table:table-cell office:value-type="float" office:value="10.54" calcext:value-type="float">
            <text:p>10.54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7.55" calcext:value-type="float">
            <text:p>7.55</text:p>
          </table:table-cell>
          <table:table-cell table:formula="of:=([.N71]+1)" office:value-type="float" office:value="8.55" calcext:value-type="float">
            <text:p>8.55</text:p>
          </table:table-cell>
          <table:table-cell table:number-columns-repeated="3"/>
          <table:table-cell office:value-type="string" calcext:value-type="string">
            <text:p>eta (eV)</text:p>
          </table:table-cell>
          <table:table-cell office:value-type="float" office:value="9.78" calcext:value-type="float">
            <text:p>9.78</text:p>
          </table:table-cell>
          <table:table-cell table:formula="of:=([.T71]+1)" office:value-type="float" office:value="10.78" calcext:value-type="float">
            <text:p>10.78</text:p>
          </table:table-cell>
          <table:table-cell office:value-type="string" calcext:value-type="string">
            <text:p>&lt;= for matching with expt value</text:p>
          </table:table-cell>
          <table:table-cell table:number-columns-repeated="1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c4+ (B3LYP)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1">
            <text:p>Tc4+ (LSDA)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1">
            <text:p>Tc4+ (MP2)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E(M5+)</text:p>
          </table:table-cell>
          <table:table-cell office:value-type="float" office:value="-73.85151134" calcext:value-type="float">
            <text:p>-73.85151134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76.40381248" calcext:value-type="float">
            <text:p>-76.40381248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73.27997345" calcext:value-type="float">
            <text:p>-73.27997345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76.39354643" calcext:value-type="float">
            <text:p>-76.39354643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73.8515311" calcext:value-type="float">
            <text:p>-73.8515311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75.98858969" calcext:value-type="float">
            <text:p>-75.988589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(M4+)</text:p>
          </table:table-cell>
          <table:table-cell office:value-type="float" office:value="-76.40381248" calcext:value-type="float">
            <text:p>-76.40381248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78.01189697" calcext:value-type="float">
            <text:p>-78.01189697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76.39354643" calcext:value-type="float">
            <text:p>-76.39354643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77.56577522" calcext:value-type="float">
            <text:p>-77.56577522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75.98858969" calcext:value-type="float">
            <text:p>-75.98858969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77.56313292" calcext:value-type="float">
            <text:p>-77.563132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74]-[.B75])" office:value-type="float" office:value="2.55230114" calcext:value-type="float">
            <text:p>2.55230114</text:p>
          </table:table-cell>
          <table:table-cell/>
          <table:table-cell office:value-type="string" calcext:value-type="string">
            <text:p>EA (au)</text:p>
          </table:table-cell>
          <table:table-cell table:formula="of:=([.E74]-[.E75])" office:value-type="float" office:value="1.60808449" calcext:value-type="float">
            <text:p>1.60808449</text:p>
          </table:table-cell>
          <table:table-cell/>
          <table:table-cell office:value-type="string" calcext:value-type="string">
            <text:p>IE (au)</text:p>
          </table:table-cell>
          <table:table-cell table:formula="of:=([.H74]-[.H75])" office:value-type="float" office:value="3.11357298" calcext:value-type="float">
            <text:p>3.11357298</text:p>
          </table:table-cell>
          <table:table-cell/>
          <table:table-cell office:value-type="string" calcext:value-type="string">
            <text:p>EA (au)</text:p>
          </table:table-cell>
          <table:table-cell table:formula="of:=([.K74]-[.K75])" office:value-type="float" office:value="1.17222879000001" calcext:value-type="float">
            <text:p>1.17222879000001</text:p>
          </table:table-cell>
          <table:table-cell/>
          <table:table-cell office:value-type="string" calcext:value-type="string">
            <text:p>IE (au)</text:p>
          </table:table-cell>
          <table:table-cell table:formula="of:=([.N74]-[.N75])" office:value-type="float" office:value="2.13705859" calcext:value-type="float">
            <text:p>2.13705859</text:p>
          </table:table-cell>
          <table:table-cell/>
          <table:table-cell office:value-type="string" calcext:value-type="string">
            <text:p>EA (au)</text:p>
          </table:table-cell>
          <table:table-cell table:formula="of:=([.Q74]-[.Q75])" office:value-type="float" office:value="1.57454323" calcext:value-type="float">
            <text:p>1.574543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76])" office:value-type="float" office:value="6701.06664306999" calcext:value-type="float">
            <text:p>6701.066643069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76])" office:value-type="float" office:value="4222.02582849499" calcext:value-type="float">
            <text:p>4222.02582849499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H76])" office:value-type="float" office:value="8174.68585899" calcext:value-type="float">
            <text:p>8174.685858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76])" office:value-type="float" office:value="3077.68668814501" calcext:value-type="float">
            <text:p>3077.68668814501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N76])" office:value-type="float" office:value="5610.84732804499" calcext:value-type="float">
            <text:p>5610.847328044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76])" office:value-type="float" office:value="4133.96325036501" calcext:value-type="float">
            <text:p>4133.963250365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B77]-[.E77])/2" office:value-type="float" office:value="1239.5204072875" calcext:value-type="float">
            <text:p>1239.5204072875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H77]-[.K77])/2" office:value-type="float" office:value="2548.49958542249" calcext:value-type="float">
            <text:p>2548.49958542249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N77]-[.Q77])/2" office:value-type="float" office:value="738.442038839989" calcext:value-type="float">
            <text:p>738.4420388399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12.85" calcext:value-type="float">
            <text:p>12.85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26.41" calcext:value-type="float">
            <text:p>26.41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7.65" calcext:value-type="float">
            <text:p>7.65</text:p>
          </table:table-cell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W4+ (B3LYP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W4+ (LSDA)</text:p>
          </table:table-cell>
          <table:covered-table-cell/>
          <table:table-cell table:number-columns-repeated="4"/>
          <table:table-cell table:style-name="ce4" office:value-type="string" calcext:value-type="string" table:number-columns-spanned="2" table:number-rows-spanned="1">
            <text:p>W4+ (MP2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W3+ (MP2)</text:p>
          </table:table-cell>
          <table:covered-table-cell/>
          <table:table-cell table:number-columns-repeated="4"/>
          <table:table-cell table:style-name="ce9" table:number-columns-spanned="2" table:number-rows-spanned="1"/>
          <table:covered-table-cell/>
          <table:table-cell table:number-columns-repeated="4"/>
          <table:table-cell table:style-name="ce9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E(M5+)</text:p>
          </table:table-cell>
          <table:table-cell office:value-type="float" office:value="-62.45584724" calcext:value-type="float">
            <text:p>-62.45584724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4.00496833" calcext:value-type="float">
            <text:p>-64.00496833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61.53864724" calcext:value-type="float">
            <text:p>-61.53864724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2.82704544" calcext:value-type="float">
            <text:p>-62.82704544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62.15914539" calcext:value-type="float">
            <text:p>-62.15914539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3.97945975" calcext:value-type="float">
            <text:p>-63.97945975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3.97945975" calcext:value-type="float">
            <text:p>-63.97945975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65.39287271" calcext:value-type="float">
            <text:p>-65.392872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(M4+)</text:p>
          </table:table-cell>
          <table:table-cell office:value-type="float" office:value="-64.00496833" calcext:value-type="float">
            <text:p>-64.00496833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65.79024779" calcext:value-type="float">
            <text:p>-65.79024779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2.82704544" calcext:value-type="float">
            <text:p>-62.82704544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63.90485501" calcext:value-type="float">
            <text:p>-63.90485501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3.97945975" calcext:value-type="float">
            <text:p>-63.97945975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65.39287271" calcext:value-type="float">
            <text:p>-65.39287271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65.39287271" calcext:value-type="float">
            <text:p>-65.39287271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66.31016711" calcext:value-type="float">
            <text:p>-66.310167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82]-[.B83])" office:value-type="float" office:value="1.54912109" calcext:value-type="float">
            <text:p>1.54912109</text:p>
          </table:table-cell>
          <table:table-cell/>
          <table:table-cell office:value-type="string" calcext:value-type="string">
            <text:p>EA (au)</text:p>
          </table:table-cell>
          <table:table-cell table:formula="of:=([.E82]-[.E83])" office:value-type="float" office:value="1.78527946" calcext:value-type="float">
            <text:p>1.78527946</text:p>
          </table:table-cell>
          <table:table-cell/>
          <table:table-cell office:value-type="string" calcext:value-type="string">
            <text:p>IE (au)</text:p>
          </table:table-cell>
          <table:table-cell table:formula="of:=([.H82]-[.H83])" office:value-type="float" office:value="1.2883982" calcext:value-type="float">
            <text:p>1.2883982</text:p>
          </table:table-cell>
          <table:table-cell/>
          <table:table-cell office:value-type="string" calcext:value-type="string">
            <text:p>EA (au)</text:p>
          </table:table-cell>
          <table:table-cell table:formula="of:=([.K82]-[.K83])" office:value-type="float" office:value="1.07780957" calcext:value-type="float">
            <text:p>1.07780957</text:p>
          </table:table-cell>
          <table:table-cell/>
          <table:table-cell office:value-type="string" calcext:value-type="string">
            <text:p>IE (au)</text:p>
          </table:table-cell>
          <table:table-cell table:formula="of:=([.N82]-[.N83])" office:value-type="float" office:value="1.82031436" calcext:value-type="float">
            <text:p>1.82031436</text:p>
          </table:table-cell>
          <table:table-cell/>
          <table:table-cell office:value-type="string" calcext:value-type="string">
            <text:p>EA (au)</text:p>
          </table:table-cell>
          <table:table-cell table:formula="of:=([.Q82]-[.Q83])" office:value-type="float" office:value="1.41341296000001" calcext:value-type="float">
            <text:p>1.41341296000001</text:p>
          </table:table-cell>
          <table:table-cell/>
          <table:table-cell office:value-type="string" calcext:value-type="string">
            <text:p>IE (au)</text:p>
          </table:table-cell>
          <table:table-cell table:formula="of:=([.T82]-[.T83])" office:value-type="float" office:value="1.41341296000001" calcext:value-type="float">
            <text:p>1.41341296000001</text:p>
          </table:table-cell>
          <table:table-cell/>
          <table:table-cell office:value-type="string" calcext:value-type="string">
            <text:p>EA (au)</text:p>
          </table:table-cell>
          <table:table-cell table:formula="of:=([.W82]-[.W83])" office:value-type="float" office:value="0.917294399999989" calcext:value-type="float">
            <text:p>0.9172943999999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84])" office:value-type="float" office:value="4067.217421795" calcext:value-type="float">
            <text:p>4067.217421795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84])" office:value-type="float" office:value="4687.25122223" calcext:value-type="float">
            <text:p>4687.25122223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H84])" office:value-type="float" office:value="3382.68947409999" calcext:value-type="float">
            <text:p>3382.689474099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84])" office:value-type="float" office:value="2829.789026035" calcext:value-type="float">
            <text:p>2829.789026035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N84])" office:value-type="float" office:value="4779.23535217999" calcext:value-type="float">
            <text:p>4779.235352179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84])" office:value-type="float" office:value="3710.91572648002" calcext:value-type="float">
            <text:p>3710.91572648002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84])" office:value-type="float" office:value="3710.91572648002" calcext:value-type="float">
            <text:p>3710.9157264800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84])" office:value-type="float" office:value="2408.35644719997" calcext:value-type="float">
            <text:p>2408.35644719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B85]-[.E85])/2" office:value-type="float" office:value="-310.016900217498" calcext:value-type="float">
            <text:p>-310.016900217498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H85]-[.K85])/2" office:value-type="float" office:value="276.450224032495" calcext:value-type="float">
            <text:p>276.450224032495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N85]-[.Q85])/2" office:value-type="float" office:value="534.159812849984" calcext:value-type="float">
            <text:p>534.159812849984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T85]-[.W85])/2" office:value-type="float" office:value="651.279639640027" calcext:value-type="float">
            <text:p>651.2796396400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2.86" calcext:value-type="float">
            <text:p>2.86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2.86" calcext:value-type="float">
            <text:p>2.86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5.54" calcext:value-type="float">
            <text:p>5.54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6.75" calcext:value-type="float">
            <text:p>6.75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table:style-name="ce9" office:value-type="string" calcext:value-type="string" table:number-columns-spanned="2" table:number-rows-spanned="1">
            <text:p>Mo4+ (LSDA)</text:p>
          </table:table-cell>
          <table:covered-table-cell/>
          <table:table-cell table:number-columns-repeated="4"/>
          <table:table-cell table:style-name="ce4" office:value-type="string" calcext:value-type="string" table:number-columns-spanned="2" table:number-rows-spanned="1">
            <text:p>Mo4+ (MP2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Mo3+ (MP2)</text:p>
          </table:table-cell>
          <table:covered-table-cell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E(M5+)</text:p>
          </table:table-cell>
          <table:table-cell office:value-type="float" office:value="-61.53864724" calcext:value-type="float">
            <text:p>-61.53864724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2.82704544" calcext:value-type="float">
            <text:p>-62.82704544</text:p>
          </table:table-cell>
          <table:table-cell/>
          <table:table-cell office:value-type="string" calcext:value-type="string">
            <text:p>E(M5+)</text:p>
          </table:table-cell>
          <table:table-cell office:value-type="float" office:value="-61.61147627" calcext:value-type="float">
            <text:p>-61.61147627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3.63294762" calcext:value-type="float">
            <text:p>-63.63294762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3.63294762" calcext:value-type="float">
            <text:p>-63.63294762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65.12181555" calcext:value-type="float">
            <text:p>-65.12181555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E(M4+)</text:p>
          </table:table-cell>
          <table:table-cell office:value-type="float" office:value="-62.82704544" calcext:value-type="float">
            <text:p>-62.82704544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63.90485501" calcext:value-type="float">
            <text:p>-63.90485501</text:p>
          </table:table-cell>
          <table:table-cell/>
          <table:table-cell office:value-type="string" calcext:value-type="string">
            <text:p>E(M4+)</text:p>
          </table:table-cell>
          <table:table-cell office:value-type="float" office:value="-63.63294762" calcext:value-type="float">
            <text:p>-63.63294762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65.12181555" calcext:value-type="float">
            <text:p>-65.12181555</text:p>
          </table:table-cell>
          <table:table-cell/>
          <table:table-cell office:value-type="string" calcext:value-type="string">
            <text:p>E(M3+)</text:p>
          </table:table-cell>
          <table:table-cell office:value-type="float" office:value="-65.12181555" calcext:value-type="float">
            <text:p>-65.12181555</text:p>
          </table:table-cell>
          <table:table-cell/>
          <table:table-cell office:value-type="string" calcext:value-type="string">
            <text:p>E(M2+)</text:p>
          </table:table-cell>
          <table:table-cell office:value-type="float" office:value="-65.89489837" calcext:value-type="float">
            <text:p>-65.8948983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IE (au)</text:p>
          </table:table-cell>
          <table:table-cell table:formula="of:=([.H90]-[.H91])" office:value-type="float" office:value="1.2883982" calcext:value-type="float">
            <text:p>1.2883982</text:p>
          </table:table-cell>
          <table:table-cell/>
          <table:table-cell office:value-type="string" calcext:value-type="string">
            <text:p>EA (au)</text:p>
          </table:table-cell>
          <table:table-cell table:formula="of:=([.K90]-[.K91])" office:value-type="float" office:value="1.07780957" calcext:value-type="float">
            <text:p>1.07780957</text:p>
          </table:table-cell>
          <table:table-cell/>
          <table:table-cell office:value-type="string" calcext:value-type="string">
            <text:p>IE (au)</text:p>
          </table:table-cell>
          <table:table-cell table:formula="of:=([.N90]-[.N91])" office:value-type="float" office:value="2.02147135000001" calcext:value-type="float">
            <text:p>2.02147135000001</text:p>
          </table:table-cell>
          <table:table-cell/>
          <table:table-cell office:value-type="string" calcext:value-type="string">
            <text:p>EA (au)</text:p>
          </table:table-cell>
          <table:table-cell table:formula="of:=([.Q90]-[.Q91])" office:value-type="float" office:value="1.48886792999999" calcext:value-type="float">
            <text:p>1.48886792999999</text:p>
          </table:table-cell>
          <table:table-cell/>
          <table:table-cell office:value-type="string" calcext:value-type="string">
            <text:p>IE (au)</text:p>
          </table:table-cell>
          <table:table-cell table:formula="of:=([.T90]-[.T91])" office:value-type="float" office:value="1.48886792999999" calcext:value-type="float">
            <text:p>1.48886792999999</text:p>
          </table:table-cell>
          <table:table-cell/>
          <table:table-cell office:value-type="string" calcext:value-type="string">
            <text:p>EA (au)</text:p>
          </table:table-cell>
          <table:table-cell table:formula="of:=([.W90]-[.W91])" office:value-type="float" office:value="0.773082820000013" calcext:value-type="float">
            <text:p>0.77308282000001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IE (kJ/mol)</text:p>
          </table:table-cell>
          <table:table-cell table:formula="of:=(2625.5*[.H92])" office:value-type="float" office:value="3382.68947409999" calcext:value-type="float">
            <text:p>3382.689474099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K92])" office:value-type="float" office:value="2829.789026035" calcext:value-type="float">
            <text:p>2829.789026035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N92])" office:value-type="float" office:value="5307.37302942502" calcext:value-type="float">
            <text:p>5307.3730294250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92])" office:value-type="float" office:value="3909.02275021498" calcext:value-type="float">
            <text:p>3909.02275021498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92])" office:value-type="float" office:value="3909.02275021498" calcext:value-type="float">
            <text:p>3909.02275021498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92])" office:value-type="float" office:value="2029.72894391003" calcext:value-type="float">
            <text:p>2029.7289439100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eta (kJ/mol)</text:p>
          </table:table-cell>
          <table:table-cell table:formula="of:=([.H93]-[.K93])/2" office:value-type="float" office:value="276.450224032495" calcext:value-type="float">
            <text:p>276.450224032495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N93]-[.Q93])/2" office:value-type="float" office:value="699.17513960502" calcext:value-type="float">
            <text:p>699.17513960502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T93]-[.W93])/2" office:value-type="float" office:value="939.64690315247" calcext:value-type="float">
            <text:p>939.6469031524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eta (eV)</text:p>
          </table:table-cell>
          <table:table-cell office:value-type="float" office:value="2.86" calcext:value-type="float">
            <text:p>2.86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7.25" calcext:value-type="float">
            <text:p>7.25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9.74" calcext:value-type="float">
            <text:p>9.74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O2- (B3LYP)</text:p>
          </table:table-cell>
          <table:covered-table-cell/>
          <table:table-cell table:number-columns-repeated="30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75.12721775" calcext:value-type="float">
            <text:p>-75.12721775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74.86102569" calcext:value-type="float">
            <text:p>-74.8610256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(X2-)</text:p>
          </table:table-cell>
          <table:table-cell office:value-type="float" office:value="-74.86102569" calcext:value-type="float">
            <text:p>-74.86102569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74.23559978" calcext:value-type="float">
            <text:p>-74.235599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99]-[.B98])" office:value-type="float" office:value="0.266192059999995" calcext:value-type="float">
            <text:p>0.266192059999995</text:p>
          </table:table-cell>
          <table:table-cell/>
          <table:table-cell office:value-type="string" calcext:value-type="string">
            <text:p>EA (au)</text:p>
          </table:table-cell>
          <table:table-cell table:formula="of:=([.E99]-[.E98])" office:value-type="float" office:value="0.625425910000004" calcext:value-type="float">
            <text:p>0.62542591000000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00])" office:value-type="float" office:value="698.887253529986" calcext:value-type="float">
            <text:p>698.887253529986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00])" office:value-type="float" office:value="1642.05572670501" calcext:value-type="float">
            <text:p>1642.055726705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01]-[.B101])/2" office:value-type="float" office:value="471.584236587513" calcext:value-type="float">
            <text:p>471.5842365875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4.89" calcext:value-type="float">
            <text:p>4.89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S2- (B3LYP)</text:p>
          </table:table-cell>
          <table:covered-table-cell/>
          <table:table-cell table:number-columns-repeated="30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398.18739371" calcext:value-type="float">
            <text:p>-398.18739371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398.03896883" calcext:value-type="float">
            <text:p>-398.0389688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(X2-)</text:p>
          </table:table-cell>
          <table:table-cell office:value-type="float" office:value="-398.03896883" calcext:value-type="float">
            <text:p>-398.03896883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397.65091268" calcext:value-type="float">
            <text:p>-397.650912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07]-[.B106])" office:value-type="float" office:value="0.148424879999993" calcext:value-type="float">
            <text:p>0.148424879999993</text:p>
          </table:table-cell>
          <table:table-cell/>
          <table:table-cell office:value-type="string" calcext:value-type="string">
            <text:p>EA (au)</text:p>
          </table:table-cell>
          <table:table-cell table:formula="of:=([.E107]-[.E106])" office:value-type="float" office:value="0.388056150000011" calcext:value-type="float">
            <text:p>0.3880561500000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08])" office:value-type="float" office:value="389.689522439982" calcext:value-type="float">
            <text:p>389.68952243998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08])" office:value-type="float" office:value="1018.84142182503" calcext:value-type="float">
            <text:p>1018.8414218250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09]-[.B109])/2" office:value-type="float" office:value="314.575949692524" calcext:value-type="float">
            <text:p>314.5759496925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3.26" calcext:value-type="float">
            <text:p>3.26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Se2- (B3LYP)</text:p>
          </table:table-cell>
          <table:covered-table-cell/>
          <table:table-cell table:number-columns-repeated="30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2399.40463761" calcext:value-type="float">
            <text:p>-2399.40463761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2399.27838293" calcext:value-type="float">
            <text:p>-2399.2783829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(X2-)</text:p>
          </table:table-cell>
          <table:table-cell office:value-type="float" office:value="-2399.27838293" calcext:value-type="float">
            <text:p>-2399.27838293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2398.94366397" calcext:value-type="float">
            <text:p>-2398.9436639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15]-[.B114])" office:value-type="float" office:value="0.126254679999875" calcext:value-type="float">
            <text:p>0.126254679999875</text:p>
          </table:table-cell>
          <table:table-cell/>
          <table:table-cell office:value-type="string" calcext:value-type="string">
            <text:p>EA (au)</text:p>
          </table:table-cell>
          <table:table-cell table:formula="of:=([.E115]-[.E114])" office:value-type="float" office:value="0.334718959999918" calcext:value-type="float">
            <text:p>0.3347189599999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16])" office:value-type="float" office:value="331.48166233967" calcext:value-type="float">
            <text:p>331.48166233967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16])" office:value-type="float" office:value="878.804629479786" calcext:value-type="float">
            <text:p>878.8046294797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17]-[.B117])/2" office:value-type="float" office:value="273.661483570057" calcext:value-type="float">
            <text:p>273.66148357005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2.84" calcext:value-type="float">
            <text:p>2.84</text:p>
          </table:table-cell>
          <table:table-cell table:number-columns-repeated="31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2" table:number-rows-spanned="1">
            <text:p>Te2- (MP2)</text:p>
          </table:table-cell>
          <table:covered-table-cell/>
          <table:table-cell table:number-columns-repeated="18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e2- (B3LYP)</text:p>
          </table:table-cell>
          <table:covered-table-cell/>
          <table:table-cell table:number-columns-repeated="9"/>
          <table:table-cell office:value-type="string" calcext:value-type="string">
            <text:p>E(X-)</text:p>
          </table:table-cell>
          <table:table-cell office:value-type="float" office:value="-6611.07941495" calcext:value-type="float">
            <text:p>-6611.07941495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6610.92587042" calcext:value-type="float">
            <text:p>-6610.925870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6613.68293611" calcext:value-type="float">
            <text:p>-6613.68293611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6613.536879" calcext:value-type="float">
            <text:p>-6613.536879</text:p>
          </table:table-cell>
          <table:table-cell table:number-columns-repeated="2"/>
          <table:table-cell table:style-name="ce9" table:number-columns-spanned="2" table:number-rows-spanned="1"/>
          <table:covered-table-cell/>
          <table:table-cell table:number-columns-repeated="3"/>
          <table:table-cell office:value-type="string" calcext:value-type="string">
            <text:p>E(X2-)</text:p>
          </table:table-cell>
          <table:table-cell office:value-type="float" office:value="-6610.92587042" calcext:value-type="float">
            <text:p>-6610.92587042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6610.25173331" calcext:value-type="float">
            <text:p>-6610.251733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(X2-)</text:p>
          </table:table-cell>
          <table:table-cell office:value-type="float" office:value="-6613.536879" calcext:value-type="float">
            <text:p>-6613.536879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6612.9165222" calcext:value-type="float">
            <text:p>-6612.9165222</text:p>
          </table:table-cell>
          <table:table-cell table:number-columns-repeated="7"/>
          <table:table-cell office:value-type="string" calcext:value-type="string">
            <text:p>IE (au)</text:p>
          </table:table-cell>
          <table:table-cell table:formula="of:=([.N122]-[.N121])" office:value-type="float" office:value="0.153544529999635" calcext:value-type="float">
            <text:p>0.153544529999635</text:p>
          </table:table-cell>
          <table:table-cell/>
          <table:table-cell office:value-type="string" calcext:value-type="string">
            <text:p>EA (au)</text:p>
          </table:table-cell>
          <table:table-cell table:formula="of:=([.Q122]-[.Q121])" office:value-type="float" office:value="0.67413710999972" calcext:value-type="float">
            <text:p>0.674137109999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23]-[.B122])" office:value-type="float" office:value="0.146057109999674" calcext:value-type="float">
            <text:p>0.146057109999674</text:p>
          </table:table-cell>
          <table:table-cell/>
          <table:table-cell office:value-type="string" calcext:value-type="string">
            <text:p>EA (au)</text:p>
          </table:table-cell>
          <table:table-cell table:formula="of:=([.E123]-[.E122])" office:value-type="float" office:value="0.620356800000081" calcext:value-type="float">
            <text:p>0.620356800000081</text:p>
          </table:table-cell>
          <table:table-cell table:number-columns-repeated="7"/>
          <table:table-cell office:value-type="string" calcext:value-type="string">
            <text:p>IE (kJ/mol)</text:p>
          </table:table-cell>
          <table:table-cell table:formula="of:=(2625.5*[.N123])" office:value-type="float" office:value="403.131163514043" calcext:value-type="float">
            <text:p>403.131163514043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123])" office:value-type="float" office:value="1769.94698230426" calcext:value-type="float">
            <text:p>1769.946982304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24])" office:value-type="float" office:value="383.472942304144" calcext:value-type="float">
            <text:p>383.472942304144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24])" office:value-type="float" office:value="1628.74677840021" calcext:value-type="float">
            <text:p>1628.74677840021</text:p>
          </table:table-cell>
          <table:table-cell table:number-columns-repeated="7"/>
          <table:table-cell office:value-type="string" calcext:value-type="string">
            <text:p>eta (kJ/mol)</text:p>
          </table:table-cell>
          <table:table-cell table:formula="of:=([.Q124]-[.N124])/2" office:value-type="float" office:value="683.407909395111" calcext:value-type="float">
            <text:p>683.4079093951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25]-[.B125])/2" office:value-type="float" office:value="622.636918048035" calcext:value-type="float">
            <text:p>622.636918048035</text:p>
          </table:table-cell>
          <table:table-cell table:number-columns-repeated="10"/>
          <table:table-cell office:value-type="string" calcext:value-type="string">
            <text:p>eta (eV)</text:p>
          </table:table-cell>
          <table:table-cell office:value-type="float" office:value="7.08" calcext:value-type="float">
            <text:p>7.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6.45" calcext:value-type="float">
            <text:p>6.45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NH2- (B3LYP)</text:p>
          </table:table-cell>
          <table:covered-table-cell/>
          <table:table-cell table:number-columns-repeated="10"/>
          <table:table-cell table:style-name="ce4" office:value-type="string" calcext:value-type="string" table:number-columns-spanned="2" table:number-rows-spanned="1">
            <text:p>NH2- (MP2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NH_2- (MP2)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55.24206189" calcext:value-type="float">
            <text:p>-55.24206189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55.01213083" calcext:value-type="float">
            <text:p>-55.01213083</text:p>
          </table:table-cell>
          <table:table-cell table:number-columns-repeated="7"/>
          <table:table-cell office:value-type="string" calcext:value-type="string">
            <text:p>E(X-)</text:p>
          </table:table-cell>
          <table:table-cell office:value-type="float" office:value="-55.06623138" calcext:value-type="float">
            <text:p>-55.06623138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54.82831771" calcext:value-type="float">
            <text:p>-54.82831771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55.8856035" calcext:value-type="float">
            <text:p>-55.8856035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55.90980605" calcext:value-type="float">
            <text:p>-55.909806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(X2-)</text:p>
          </table:table-cell>
          <table:table-cell office:value-type="float" office:value="-55.01213083" calcext:value-type="float">
            <text:p>-55.01213083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54.71356902" calcext:value-type="float">
            <text:p>-54.71356902</text:p>
          </table:table-cell>
          <table:table-cell table:number-columns-repeated="7"/>
          <table:table-cell office:value-type="string" calcext:value-type="string">
            <text:p>E(X2-)</text:p>
          </table:table-cell>
          <table:table-cell office:value-type="float" office:value="-54.82831771" calcext:value-type="float">
            <text:p>-54.82831771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54.50036784" calcext:value-type="float">
            <text:p>-54.50036784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55.90980605" calcext:value-type="float">
            <text:p>-55.90980605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55.72091708" calcext:value-type="float">
            <text:p>-55.720917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31]-[.B130])" office:value-type="float" office:value="0.229931060000006" calcext:value-type="float">
            <text:p>0.229931060000006</text:p>
          </table:table-cell>
          <table:table-cell/>
          <table:table-cell office:value-type="string" calcext:value-type="string">
            <text:p>EA (au)</text:p>
          </table:table-cell>
          <table:table-cell table:formula="of:=([.E131]-[.E130])" office:value-type="float" office:value="0.298561809999995" calcext:value-type="float">
            <text:p>0.298561809999995</text:p>
          </table:table-cell>
          <table:table-cell table:number-columns-repeated="7"/>
          <table:table-cell office:value-type="string" calcext:value-type="string">
            <text:p>IE (au)</text:p>
          </table:table-cell>
          <table:table-cell table:formula="of:=([.N131]-[.N130])" office:value-type="float" office:value="0.237913669999998" calcext:value-type="float">
            <text:p>0.237913669999998</text:p>
          </table:table-cell>
          <table:table-cell/>
          <table:table-cell office:value-type="string" calcext:value-type="string">
            <text:p>EA (au)</text:p>
          </table:table-cell>
          <table:table-cell table:formula="of:=([.Q131]-[.Q130])" office:value-type="float" office:value="0.327949869999998" calcext:value-type="float">
            <text:p>0.327949869999998</text:p>
          </table:table-cell>
          <table:table-cell/>
          <table:table-cell office:value-type="string" calcext:value-type="string">
            <text:p>IE (au)</text:p>
          </table:table-cell>
          <table:table-cell table:formula="of:=([.T131]-[.T130])" office:value-type="float" office:value="-0.0242025499999983" calcext:value-type="float">
            <text:p>-0.024202549999998</text:p>
          </table:table-cell>
          <table:table-cell/>
          <table:table-cell office:value-type="string" calcext:value-type="string">
            <text:p>EA (au)</text:p>
          </table:table-cell>
          <table:table-cell table:formula="of:=([.W131]-[.W130])" office:value-type="float" office:value="0.188888970000001" calcext:value-type="float">
            <text:p>0.18888897000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32])" office:value-type="float" office:value="603.683998030015" calcext:value-type="float">
            <text:p>603.683998030015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32])" office:value-type="float" office:value="783.874032154988" calcext:value-type="float">
            <text:p>783.874032154988</text:p>
          </table:table-cell>
          <table:table-cell table:number-columns-repeated="7"/>
          <table:table-cell office:value-type="string" calcext:value-type="string">
            <text:p>IE (kJ/mol)</text:p>
          </table:table-cell>
          <table:table-cell table:formula="of:=(2625.5*[.N132])" office:value-type="float" office:value="624.642340584994" calcext:value-type="float">
            <text:p>624.642340584994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132])" office:value-type="float" office:value="861.032383684994" calcext:value-type="float">
            <text:p>861.032383684994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132])" office:value-type="float" office:value="-63.5437950249955" calcext:value-type="float">
            <text:p>-63.5437950249955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132])" office:value-type="float" office:value="495.927990735002" calcext:value-type="float">
            <text:p>495.927990735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33]-[.B133])/2" office:value-type="float" office:value="90.0950170624867" calcext:value-type="float">
            <text:p>90.0950170624867</text:p>
          </table:table-cell>
          <table:table-cell table:number-columns-repeated="10"/>
          <table:table-cell office:value-type="string" calcext:value-type="string">
            <text:p>eta (kJ/mol)</text:p>
          </table:table-cell>
          <table:table-cell table:formula="of:=([.Q133]-[.N133])/2" office:value-type="float" office:value="118.19502155" calcext:value-type="float">
            <text:p>118.19502155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W133]-[.T133])/2" office:value-type="float" office:value="279.735892879999" calcext:value-type="float">
            <text:p>279.7358928799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a (eV)</text:p>
          </table:table-cell>
          <table:table-cell table:number-columns-repeated="11"/>
          <table:table-cell office:value-type="string" calcext:value-type="string">
            <text:p>eta (eV)</text:p>
          </table:table-cell>
          <table:table-cell office:value-type="float" office:value="1.22" calcext:value-type="float">
            <text:p>1.22</text:p>
          </table:table-cell>
          <table:table-cell table:formula="of:=([.N135]+2.43)" office:value-type="float" office:value="3.65" calcext:value-type="float">
            <text:p>3.65</text:p>
          </table:table-cell>
          <table:table-cell office:value-type="string" calcext:value-type="string">
            <text:p>&lt;= for matching with expt value</text:p>
          </table:table-cell>
          <table:table-cell table:number-columns-repeated="2"/>
          <table:table-cell office:value-type="string" calcext:value-type="string">
            <text:p>eta (eV)</text:p>
          </table:table-cell>
          <table:table-cell office:value-type="float" office:value="2.9" calcext:value-type="float">
            <text:p>2.9</text:p>
          </table:table-cell>
          <table:table-cell table:formula="of:=([.T135]+2.43)" office:value-type="float" office:value="5.33" calcext:value-type="float">
            <text:p>5.33</text:p>
          </table:table-cell>
          <table:table-cell office:value-type="string" calcext:value-type="string">
            <text:p>&lt;= for matching with expt value</text:p>
          </table:table-cell>
          <table:table-cell table:number-columns-repeated="1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PH2- (B3LYP)</text:p>
          </table:table-cell>
          <table:covered-table-cell/>
          <table:table-cell table:number-columns-repeated="10"/>
          <table:table-cell table:style-name="ce4" office:value-type="string" calcext:value-type="string" table:number-columns-spanned="2" table:number-rows-spanned="1">
            <text:p>PH2- (MP2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PH_2- (MP2)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6613.68293611" calcext:value-type="float">
            <text:p>-6613.68293611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6613.536879" calcext:value-type="float">
            <text:p>-6613.536879</text:p>
          </table:table-cell>
          <table:table-cell table:number-columns-repeated="7"/>
          <table:table-cell office:value-type="string" calcext:value-type="string">
            <text:p>E(X-)</text:p>
          </table:table-cell>
          <table:table-cell office:value-type="float" office:value="-341.35617812" calcext:value-type="float">
            <text:p>-341.35617812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341.18781016" calcext:value-type="float">
            <text:p>-341.18781016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341.95511278" calcext:value-type="float">
            <text:p>-341.95511278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341.98100575" calcext:value-type="float">
            <text:p>-341.98100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(X2-)</text:p>
          </table:table-cell>
          <table:table-cell office:value-type="float" office:value="-6613.536879" calcext:value-type="float">
            <text:p>-6613.536879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6612.9165222" calcext:value-type="float">
            <text:p>-6612.9165222</text:p>
          </table:table-cell>
          <table:table-cell table:number-columns-repeated="7"/>
          <table:table-cell office:value-type="string" calcext:value-type="string">
            <text:p>E(X2-)</text:p>
          </table:table-cell>
          <table:table-cell office:value-type="float" office:value="-341.18781016" calcext:value-type="float">
            <text:p>-341.18781016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340.85870562" calcext:value-type="float">
            <text:p>-340.85870562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341.98100575" calcext:value-type="float">
            <text:p>-341.98100575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341.79233408" calcext:value-type="float">
            <text:p>-341.792334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39]-[.B138])" office:value-type="float" office:value="0.146057109999674" calcext:value-type="float">
            <text:p>0.146057109999674</text:p>
          </table:table-cell>
          <table:table-cell/>
          <table:table-cell office:value-type="string" calcext:value-type="string">
            <text:p>EA (au)</text:p>
          </table:table-cell>
          <table:table-cell table:formula="of:=([.E139]-[.E138])" office:value-type="float" office:value="0.620356800000081" calcext:value-type="float">
            <text:p>0.620356800000081</text:p>
          </table:table-cell>
          <table:table-cell table:number-columns-repeated="7"/>
          <table:table-cell office:value-type="string" calcext:value-type="string">
            <text:p>IE (au)</text:p>
          </table:table-cell>
          <table:table-cell table:formula="of:=([.N139]-[.N138])" office:value-type="float" office:value="0.168367959999955" calcext:value-type="float">
            <text:p>0.168367959999955</text:p>
          </table:table-cell>
          <table:table-cell/>
          <table:table-cell office:value-type="string" calcext:value-type="string">
            <text:p>EA (au)</text:p>
          </table:table-cell>
          <table:table-cell table:formula="of:=([.Q139]-[.Q138])" office:value-type="float" office:value="0.329104540000003" calcext:value-type="float">
            <text:p>0.329104540000003</text:p>
          </table:table-cell>
          <table:table-cell/>
          <table:table-cell office:value-type="string" calcext:value-type="string">
            <text:p>IE (au)</text:p>
          </table:table-cell>
          <table:table-cell table:formula="of:=([.T139]-[.T138])" office:value-type="float" office:value="-0.0258929700000294" calcext:value-type="float">
            <text:p>-0.02589297000003</text:p>
          </table:table-cell>
          <table:table-cell/>
          <table:table-cell office:value-type="string" calcext:value-type="string">
            <text:p>EA (au)</text:p>
          </table:table-cell>
          <table:table-cell table:formula="of:=([.W139]-[.W138])" office:value-type="float" office:value="0.188671670000019" calcext:value-type="float">
            <text:p>0.188671670000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40])" office:value-type="float" office:value="383.472942304144" calcext:value-type="float">
            <text:p>383.472942304144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40])" office:value-type="float" office:value="1628.74677840021" calcext:value-type="float">
            <text:p>1628.74677840021</text:p>
          </table:table-cell>
          <table:table-cell table:number-columns-repeated="7"/>
          <table:table-cell office:value-type="string" calcext:value-type="string">
            <text:p>IE (kJ/mol)</text:p>
          </table:table-cell>
          <table:table-cell table:formula="of:=(2625.5*[.N140])" office:value-type="float" office:value="442.050078979882" calcext:value-type="float">
            <text:p>442.05007897988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140])" office:value-type="float" office:value="864.063969770008" calcext:value-type="float">
            <text:p>864.063969770008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140])" office:value-type="float" office:value="-67.9819927350773" calcext:value-type="float">
            <text:p>-67.9819927350773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140])" office:value-type="float" office:value="495.357469585051" calcext:value-type="float">
            <text:p>495.3574695850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41]-[.B141])/2" office:value-type="float" office:value="622.636918048035" calcext:value-type="float">
            <text:p>622.636918048035</text:p>
          </table:table-cell>
          <table:table-cell table:number-columns-repeated="10"/>
          <table:table-cell office:value-type="string" calcext:value-type="string">
            <text:p>eta (kJ/mol)</text:p>
          </table:table-cell>
          <table:table-cell table:formula="of:=([.Q141]-[.N141])/2" office:value-type="float" office:value="211.006945395063" calcext:value-type="float">
            <text:p>211.006945395063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W141]-[.T141])/2" office:value-type="float" office:value="281.669731160064" calcext:value-type="float">
            <text:p>281.6697311600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6.45" calcext:value-type="float">
            <text:p>6.45</text:p>
          </table:table-cell>
          <table:table-cell table:number-columns-repeated="10"/>
          <table:table-cell office:value-type="string" calcext:value-type="string">
            <text:p>eta (eV)</text:p>
          </table:table-cell>
          <table:table-cell office:value-type="float" office:value="2.19" calcext:value-type="float">
            <text:p>2.19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2.92" calcext:value-type="float">
            <text:p>2.92</text:p>
          </table:table-cell>
          <table:table-cell table:formula="of:=([.T143]+1.37)" office:value-type="float" office:value="4.29" calcext:value-type="float">
            <text:p>4.29</text:p>
          </table:table-cell>
          <table:table-cell office:value-type="string" calcext:value-type="string">
            <text:p>&lt;= for matching with expt value</text:p>
          </table:table-cell>
          <table:table-cell table:number-columns-repeated="1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OH- (B3LYP)</text:p>
          </table:table-cell>
          <table:covered-table-cell/>
          <table:table-cell table:number-columns-repeated="10"/>
          <table:table-cell table:style-name="ce9" office:value-type="string" calcext:value-type="string" table:number-columns-spanned="2" table:number-rows-spanned="1">
            <text:p>OH- (HF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OH- (MP2)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E(X)</text:p>
          </table:table-cell>
          <table:table-cell office:value-type="float" office:value="-75.73876184" calcext:value-type="float">
            <text:p>-75.73876184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75.80368328" calcext:value-type="float">
            <text:p>-75.80368328</text:p>
          </table:table-cell>
          <table:table-cell table:number-columns-repeated="7"/>
          <table:table-cell office:value-type="string" calcext:value-type="string">
            <text:p>E(X)</text:p>
          </table:table-cell>
          <table:table-cell office:value-type="float" office:value="-75.39336414" calcext:value-type="float">
            <text:p>-75.39336414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75.38419296" calcext:value-type="float">
            <text:p>-75.38419296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75.54125218" calcext:value-type="float">
            <text:p>-75.54125218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75.60265682" calcext:value-type="float">
            <text:p>-75.602656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75.80368328" calcext:value-type="float">
            <text:p>-75.80368328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75.596939" calcext:value-type="float">
            <text:p>-75.596939</text:p>
          </table:table-cell>
          <table:table-cell table:number-columns-repeated="7"/>
          <table:table-cell office:value-type="string" calcext:value-type="string">
            <text:p>E(X-)</text:p>
          </table:table-cell>
          <table:table-cell office:value-type="float" office:value="-75.38419296" calcext:value-type="float">
            <text:p>-75.38419296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75.16475934" calcext:value-type="float">
            <text:p>-75.16475934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75.60265682" calcext:value-type="float">
            <text:p>-75.60265682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75.38780088" calcext:value-type="float">
            <text:p>-75.387800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47]-[.B146])" office:value-type="float" office:value="-0.0649214400000062" calcext:value-type="float">
            <text:p>-0.064921440000006</text:p>
          </table:table-cell>
          <table:table-cell/>
          <table:table-cell office:value-type="string" calcext:value-type="string">
            <text:p>EA (au)</text:p>
          </table:table-cell>
          <table:table-cell table:formula="of:=([.E147]-[.E146])" office:value-type="float" office:value="0.206744279999995" calcext:value-type="float">
            <text:p>0.206744279999995</text:p>
          </table:table-cell>
          <table:table-cell table:number-columns-repeated="7"/>
          <table:table-cell office:value-type="string" calcext:value-type="string">
            <text:p>IE (au)</text:p>
          </table:table-cell>
          <table:table-cell table:formula="of:=([.N147]-[.N146])" office:value-type="float" office:value="0.00917117999999562" calcext:value-type="float">
            <text:p>0.009171179999996</text:p>
          </table:table-cell>
          <table:table-cell/>
          <table:table-cell office:value-type="string" calcext:value-type="string">
            <text:p>EA (au)</text:p>
          </table:table-cell>
          <table:table-cell table:formula="of:=([.Q147]-[.Q146])" office:value-type="float" office:value="0.219433620000004" calcext:value-type="float">
            <text:p>0.219433620000004</text:p>
          </table:table-cell>
          <table:table-cell/>
          <table:table-cell office:value-type="string" calcext:value-type="string">
            <text:p>IE (au)</text:p>
          </table:table-cell>
          <table:table-cell table:formula="of:=([.T147]-[.T146])" office:value-type="float" office:value="-0.0614046399999921" calcext:value-type="float">
            <text:p>-0.061404639999992</text:p>
          </table:table-cell>
          <table:table-cell/>
          <table:table-cell office:value-type="string" calcext:value-type="string">
            <text:p>EA (au)</text:p>
          </table:table-cell>
          <table:table-cell table:formula="of:=([.W147]-[.W146])" office:value-type="float" office:value="0.214855939999993" calcext:value-type="float">
            <text:p>0.214855939999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48])" office:value-type="float" office:value="-170.451240720016" calcext:value-type="float">
            <text:p>-170.451240720016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48])" office:value-type="float" office:value="542.807107139987" calcext:value-type="float">
            <text:p>542.807107139987</text:p>
          </table:table-cell>
          <table:table-cell table:number-columns-repeated="7"/>
          <table:table-cell office:value-type="string" calcext:value-type="string">
            <text:p>IE (kJ/mol)</text:p>
          </table:table-cell>
          <table:table-cell table:formula="of:=(2625.5*[.N148])" office:value-type="float" office:value="24.0789330899885" calcext:value-type="float">
            <text:p>24.0789330899885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148])" office:value-type="float" office:value="576.12296931001" calcext:value-type="float">
            <text:p>576.12296931001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148])" office:value-type="float" office:value="-161.217882319979" calcext:value-type="float">
            <text:p>-161.21788231997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148])" office:value-type="float" office:value="564.10427046998" calcext:value-type="float">
            <text:p>564.10427046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49]-[.B149])/2" office:value-type="float" office:value="356.629173930002" calcext:value-type="float">
            <text:p>356.629173930002</text:p>
          </table:table-cell>
          <table:table-cell table:number-columns-repeated="10"/>
          <table:table-cell office:value-type="string" calcext:value-type="string">
            <text:p>eta (kJ/mol)</text:p>
          </table:table-cell>
          <table:table-cell table:formula="of:=([.Q149]-[.N149])/2" office:value-type="float" office:value="276.022018110011" calcext:value-type="float">
            <text:p>276.022018110011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W149]-[.T149])/2" office:value-type="float" office:value="362.66107639498" calcext:value-type="float">
            <text:p>362.661076394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3.69" calcext:value-type="float">
            <text:p>3.69</text:p>
          </table:table-cell>
          <table:table-cell table:number-columns-repeated="10"/>
          <table:table-cell office:value-type="string" calcext:value-type="string">
            <text:p>eta (eV)</text:p>
          </table:table-cell>
          <table:table-cell office:value-type="float" office:value="2.86" calcext:value-type="float">
            <text:p>2.86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3.76" calcext:value-type="float">
            <text:p>3.76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OH- (B3LYP)</text:p>
          </table:table-cell>
          <table:covered-table-cell/>
          <table:table-cell table:number-columns-repeated="10"/>
          <table:table-cell table:style-name="ce9" office:value-type="string" calcext:value-type="string" table:number-columns-spanned="2" table:number-rows-spanned="1">
            <text:p>CN- (MP2)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E(X)</text:p>
          </table:table-cell>
          <table:table-cell office:value-type="float" office:value="-75.7391301" calcext:value-type="float">
            <text:p>-75.7391301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75.80379772" calcext:value-type="float">
            <text:p>-75.80379772</text:p>
          </table:table-cell>
          <table:table-cell table:number-columns-repeated="7"/>
          <table:table-cell office:value-type="string" calcext:value-type="string">
            <text:p>E(X)</text:p>
          </table:table-cell>
          <table:table-cell office:value-type="float" office:value="-92.42749202" calcext:value-type="float">
            <text:p>-92.42749202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92.60340287" calcext:value-type="float">
            <text:p>-92.603402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75.80379772" calcext:value-type="float">
            <text:p>-75.80379772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75.59714337" calcext:value-type="float">
            <text:p>-75.59714337</text:p>
          </table:table-cell>
          <table:table-cell table:number-columns-repeated="7"/>
          <table:table-cell office:value-type="string" calcext:value-type="string">
            <text:p>E(X-)</text:p>
          </table:table-cell>
          <table:table-cell office:value-type="float" office:value="-92.60340287" calcext:value-type="float">
            <text:p>-92.60340287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92.33205007" calcext:value-type="float">
            <text:p>-92.332050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55]-[.B154])" office:value-type="float" office:value="-0.0646676200000087" calcext:value-type="float">
            <text:p>-0.064667620000009</text:p>
          </table:table-cell>
          <table:table-cell/>
          <table:table-cell office:value-type="string" calcext:value-type="string">
            <text:p>EA (au)</text:p>
          </table:table-cell>
          <table:table-cell table:formula="of:=([.E155]-[.E154])" office:value-type="float" office:value="0.206654350000008" calcext:value-type="float">
            <text:p>0.206654350000008</text:p>
          </table:table-cell>
          <table:table-cell table:number-columns-repeated="7"/>
          <table:table-cell office:value-type="string" calcext:value-type="string">
            <text:p>IE (au)</text:p>
          </table:table-cell>
          <table:table-cell table:formula="of:=([.N155]-[.N154])" office:value-type="float" office:value="-0.175910849999994" calcext:value-type="float">
            <text:p>-0.175910849999994</text:p>
          </table:table-cell>
          <table:table-cell/>
          <table:table-cell office:value-type="string" calcext:value-type="string">
            <text:p>EA (au)</text:p>
          </table:table-cell>
          <table:table-cell table:formula="of:=([.Q155]-[.Q154])" office:value-type="float" office:value="0.271352800000002" calcext:value-type="float">
            <text:p>0.2713528000000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56])" office:value-type="float" office:value="-169.784836310023" calcext:value-type="float">
            <text:p>-169.784836310023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56])" office:value-type="float" office:value="542.570995925021" calcext:value-type="float">
            <text:p>542.570995925021</text:p>
          </table:table-cell>
          <table:table-cell table:number-columns-repeated="7"/>
          <table:table-cell office:value-type="string" calcext:value-type="string">
            <text:p>IE (kJ/mol)</text:p>
          </table:table-cell>
          <table:table-cell table:formula="of:=(2625.5*[.N156])" office:value-type="float" office:value="-461.853936674984" calcext:value-type="float">
            <text:p>-461.853936674984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156])" office:value-type="float" office:value="712.436776400007" calcext:value-type="float">
            <text:p>712.4367764000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57]-[.B157])/2" office:value-type="float" office:value="356.177916117522" calcext:value-type="float">
            <text:p>356.177916117522</text:p>
          </table:table-cell>
          <table:table-cell table:number-columns-repeated="10"/>
          <table:table-cell office:value-type="string" calcext:value-type="string">
            <text:p>eta (kJ/mol)</text:p>
          </table:table-cell>
          <table:table-cell table:formula="of:=([.Q157]-[.N157])/2" office:value-type="float" office:value="587.145356537495" calcext:value-type="float">
            <text:p>587.14535653749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3.69" calcext:value-type="float">
            <text:p>3.69</text:p>
          </table:table-cell>
          <table:table-cell table:number-columns-repeated="10"/>
          <table:table-cell office:value-type="string" calcext:value-type="string">
            <text:p>eta (eV)</text:p>
          </table:table-cell>
          <table:table-cell office:value-type="float" office:value="6.08" calcext:value-type="float">
            <text:p>6.08</text:p>
          </table:table-cell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NO- (B3LYP)</text:p>
          </table:table-cell>
          <table:covered-table-cell/>
          <table:table-cell table:number-columns-repeated="10"/>
          <table:table-cell table:style-name="ce9" office:value-type="string" calcext:value-type="string" table:number-columns-spanned="2" table:number-rows-spanned="1">
            <text:p>NO- (MP2)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E(X)</text:p>
          </table:table-cell>
          <table:table-cell office:value-type="float" office:value="-75.7391301" calcext:value-type="float">
            <text:p>-75.7391301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75.80379772" calcext:value-type="float">
            <text:p>-75.80379772</text:p>
          </table:table-cell>
          <table:table-cell table:number-columns-repeated="7"/>
          <table:table-cell office:value-type="string" calcext:value-type="string">
            <text:p>E(X)</text:p>
          </table:table-cell>
          <table:table-cell office:value-type="float" office:value="-129.56689661" calcext:value-type="float">
            <text:p>-129.56689661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129.5177581" calcext:value-type="float">
            <text:p>-129.51775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75.80379772" calcext:value-type="float">
            <text:p>-75.80379772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75.59714337" calcext:value-type="float">
            <text:p>-75.59714337</text:p>
          </table:table-cell>
          <table:table-cell table:number-columns-repeated="7"/>
          <table:table-cell office:value-type="string" calcext:value-type="string">
            <text:p>E(X-)</text:p>
          </table:table-cell>
          <table:table-cell office:value-type="float" office:value="-129.56016242" calcext:value-type="float">
            <text:p>-129.56016242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129.2507004" calcext:value-type="float">
            <text:p>-129.25070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63]-[.B162])" office:value-type="float" office:value="-0.0646676200000087" calcext:value-type="float">
            <text:p>-0.064667620000009</text:p>
          </table:table-cell>
          <table:table-cell/>
          <table:table-cell office:value-type="string" calcext:value-type="string">
            <text:p>EA (au)</text:p>
          </table:table-cell>
          <table:table-cell table:formula="of:=([.E163]-[.E162])" office:value-type="float" office:value="0.206654350000008" calcext:value-type="float">
            <text:p>0.206654350000008</text:p>
          </table:table-cell>
          <table:table-cell table:number-columns-repeated="7"/>
          <table:table-cell office:value-type="string" calcext:value-type="string">
            <text:p>IE (au)</text:p>
          </table:table-cell>
          <table:table-cell table:formula="of:=([.N163]-[.N162])" office:value-type="float" office:value="0.00673418999997466" calcext:value-type="float">
            <text:p>0.006734189999975</text:p>
          </table:table-cell>
          <table:table-cell/>
          <table:table-cell office:value-type="string" calcext:value-type="string">
            <text:p>EA (au)</text:p>
          </table:table-cell>
          <table:table-cell table:formula="of:=([.Q163]-[.Q162])" office:value-type="float" office:value="0.267057700000009" calcext:value-type="float">
            <text:p>0.2670577000000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64])" office:value-type="float" office:value="-169.784836310023" calcext:value-type="float">
            <text:p>-169.784836310023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64])" office:value-type="float" office:value="542.570995925021" calcext:value-type="float">
            <text:p>542.570995925021</text:p>
          </table:table-cell>
          <table:table-cell table:number-columns-repeated="7"/>
          <table:table-cell office:value-type="string" calcext:value-type="string">
            <text:p>IE (kJ/mol)</text:p>
          </table:table-cell>
          <table:table-cell table:formula="of:=(2625.5*[.N164])" office:value-type="float" office:value="17.6806158449335" calcext:value-type="float">
            <text:p>17.6806158449335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164])" office:value-type="float" office:value="701.159991350025" calcext:value-type="float">
            <text:p>701.1599913500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65]-[.B165])/2" office:value-type="float" office:value="356.177916117522" calcext:value-type="float">
            <text:p>356.177916117522</text:p>
          </table:table-cell>
          <table:table-cell table:number-columns-repeated="10"/>
          <table:table-cell office:value-type="string" calcext:value-type="string">
            <text:p>eta (kJ/mol)</text:p>
          </table:table-cell>
          <table:table-cell table:formula="of:=([.Q165]-[.N165])/2" office:value-type="float" office:value="341.739687752546" calcext:value-type="float">
            <text:p>341.7396877525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3.69" calcext:value-type="float">
            <text:p>3.69</text:p>
          </table:table-cell>
          <table:table-cell table:number-columns-repeated="10"/>
          <table:table-cell office:value-type="string" calcext:value-type="string">
            <text:p>eta (eV)</text:p>
          </table:table-cell>
          <table:table-cell office:value-type="float" office:value="3.54" calcext:value-type="float">
            <text:p>3.54</text:p>
          </table:table-cell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CN- (B3LYP)</text:p>
          </table:table-cell>
          <table:covered-table-cell/>
          <table:table-cell table:number-columns-repeated="30"/>
        </table:table-row>
        <table:table-row table:style-name="ro1">
          <table:table-cell office:value-type="string" calcext:value-type="string">
            <text:p>E(X)</text:p>
          </table:table-cell>
          <table:table-cell office:value-type="float" office:value="-490.9906044" calcext:value-type="float">
            <text:p>-490.9906044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491.11943533" calcext:value-type="float">
            <text:p>-491.1194353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(X-)</text:p>
          </table:table-cell>
          <table:table-cell office:value-type="float" office:value="-491.11943533" calcext:value-type="float">
            <text:p>-491.11943533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490.933276" calcext:value-type="float">
            <text:p>-490.93327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71]-[.B170])" office:value-type="float" office:value="-0.128830929999992" calcext:value-type="float">
            <text:p>-0.128830929999992</text:p>
          </table:table-cell>
          <table:table-cell/>
          <table:table-cell office:value-type="string" calcext:value-type="string">
            <text:p>EA (au)</text:p>
          </table:table-cell>
          <table:table-cell table:formula="of:=([.E171]-[.E170])" office:value-type="float" office:value="0.18615933000001" calcext:value-type="float">
            <text:p>0.186159330000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72])" office:value-type="float" office:value="-338.24560671498" calcext:value-type="float">
            <text:p>-338.24560671498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72])" office:value-type="float" office:value="488.761320915025" calcext:value-type="float">
            <text:p>488.7613209150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E173]-[.B173])/2" office:value-type="float" office:value="413.503463815002" calcext:value-type="float">
            <text:p>413.50346381500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4.28" calcext:value-type="float">
            <text:p>4.28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CN (B3LYP)</text:p>
          </table:table-cell>
          <table:covered-table-cell/>
          <table:table-cell table:number-columns-repeated="10"/>
          <table:table-cell table:style-name="ce4" office:value-type="string" calcext:value-type="string" table:number-columns-spanned="2" table:number-rows-spanned="1">
            <text:p>HCN (MP2)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E(X+)</text:p>
          </table:table-cell>
          <table:table-cell office:value-type="float" office:value="-92.92797336" calcext:value-type="float">
            <text:p>-92.92797336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93.43062362" calcext:value-type="float">
            <text:p>-93.43062362</text:p>
          </table:table-cell>
          <table:table-cell table:number-columns-repeated="7"/>
          <table:table-cell office:value-type="string" calcext:value-type="string">
            <text:p>E(X+)</text:p>
          </table:table-cell>
          <table:table-cell office:value-type="float" office:value="-92.66775482" calcext:value-type="float">
            <text:p>-92.66775482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93.17221333" calcext:value-type="float">
            <text:p>-93.172213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(X)</text:p>
          </table:table-cell>
          <table:table-cell office:value-type="float" office:value="-93.43062362" calcext:value-type="float">
            <text:p>-93.43062362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93.40447782" calcext:value-type="float">
            <text:p>-93.40447782</text:p>
          </table:table-cell>
          <table:table-cell table:number-columns-repeated="7"/>
          <table:table-cell office:value-type="string" calcext:value-type="string">
            <text:p>E(X)</text:p>
          </table:table-cell>
          <table:table-cell office:value-type="float" office:value="-93.17221333" calcext:value-type="float">
            <text:p>-93.17221333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93.13901071" calcext:value-type="float">
            <text:p>-93.139010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78]-[.B179])" office:value-type="float" office:value="0.50265026000001" calcext:value-type="float">
            <text:p>0.50265026000001</text:p>
          </table:table-cell>
          <table:table-cell/>
          <table:table-cell office:value-type="string" calcext:value-type="string">
            <text:p>EA (au)</text:p>
          </table:table-cell>
          <table:table-cell table:formula="of:=([.E179]-[.E178])" office:value-type="float" office:value="0.026145800000009" calcext:value-type="float">
            <text:p>0.026145800000009</text:p>
          </table:table-cell>
          <table:table-cell table:number-columns-repeated="7"/>
          <table:table-cell office:value-type="string" calcext:value-type="string">
            <text:p>IE (au)</text:p>
          </table:table-cell>
          <table:table-cell table:formula="of:=([.N178]-[.N179])" office:value-type="float" office:value="0.504458510000006" calcext:value-type="float">
            <text:p>0.504458510000006</text:p>
          </table:table-cell>
          <table:table-cell/>
          <table:table-cell office:value-type="string" calcext:value-type="string">
            <text:p>EA (au)</text:p>
          </table:table-cell>
          <table:table-cell table:formula="of:=([.Q179]-[.Q178])" office:value-type="float" office:value="0.0332026200000115" calcext:value-type="float">
            <text:p>0.0332026200000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80])" office:value-type="float" office:value="1319.70825763003" calcext:value-type="float">
            <text:p>1319.70825763003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80])" office:value-type="float" office:value="68.6457979000236" calcext:value-type="float">
            <text:p>68.6457979000236</text:p>
          </table:table-cell>
          <table:table-cell table:number-columns-repeated="7"/>
          <table:table-cell office:value-type="string" calcext:value-type="string">
            <text:p>IE (kJ/mol)</text:p>
          </table:table-cell>
          <table:table-cell table:formula="of:=(2625.5*[.N180])" office:value-type="float" office:value="1324.45581800502" calcext:value-type="float">
            <text:p>1324.4558180050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180])" office:value-type="float" office:value="87.1734788100302" calcext:value-type="float">
            <text:p>87.17347881003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B181]-[.E181])/2" office:value-type="float" office:value="625.531229865001" calcext:value-type="float">
            <text:p>625.531229865001</text:p>
          </table:table-cell>
          <table:table-cell table:number-columns-repeated="10"/>
          <table:table-cell office:value-type="string" calcext:value-type="string">
            <text:p>eta (kJ/mol)</text:p>
          </table:table-cell>
          <table:table-cell table:formula="of:=([.N181]-[.Q181])/2" office:value-type="float" office:value="618.641169597493" calcext:value-type="float">
            <text:p>618.64116959749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6.48" calcext:value-type="float">
            <text:p>6.48</text:p>
          </table:table-cell>
          <table:table-cell table:number-columns-repeated="10"/>
          <table:table-cell office:value-type="string" calcext:value-type="string">
            <text:p>eta (eV)</text:p>
          </table:table-cell>
          <table:table-cell office:value-type="float" office:value="6.48" calcext:value-type="float">
            <text:p>6.48</text:p>
          </table:table-cell>
          <table:table-cell/>
          <table:table-cell table:formula="of:=([.N183]-1.2)" office:value-type="float" office:value="5.28" calcext:value-type="float">
            <text:p>5.28</text:p>
          </table:table-cell>
          <table:table-cell office:value-type="string" calcext:value-type="string">
            <text:p>&lt;= CN- (for matching with expt value)</text:p>
          </table:table-cell>
          <table:table-cell table:number-columns-repeated="16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NC (B3LYP)</text:p>
          </table:table-cell>
          <table:covered-table-cell/>
          <table:table-cell table:number-columns-repeated="10"/>
          <table:table-cell table:style-name="ce4" office:value-type="string" calcext:value-type="string" table:number-columns-spanned="2" table:number-rows-spanned="1">
            <text:p>HNC (MP2)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E(X+)</text:p>
          </table:table-cell>
          <table:table-cell office:value-type="float" office:value="-92.95816312" calcext:value-type="float">
            <text:p>-92.95816312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93.40934656" calcext:value-type="float">
            <text:p>-93.40934656</text:p>
          </table:table-cell>
          <table:table-cell table:number-columns-repeated="7"/>
          <table:table-cell office:value-type="string" calcext:value-type="string">
            <text:p>E(X+)</text:p>
          </table:table-cell>
          <table:table-cell office:value-type="float" office:value="-92.68384792" calcext:value-type="float">
            <text:p>-92.68384792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93.11458451" calcext:value-type="float">
            <text:p>-93.114584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(X)</text:p>
          </table:table-cell>
          <table:table-cell office:value-type="float" office:value="-93.40934656" calcext:value-type="float">
            <text:p>-93.40934656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93.38567905" calcext:value-type="float">
            <text:p>-93.38567905</text:p>
          </table:table-cell>
          <table:table-cell table:number-columns-repeated="7"/>
          <table:table-cell office:value-type="string" calcext:value-type="string">
            <text:p>E(X)</text:p>
          </table:table-cell>
          <table:table-cell office:value-type="float" office:value="-93.14317801" calcext:value-type="float">
            <text:p>-93.14317801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93.13901071" calcext:value-type="float">
            <text:p>-93.139010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au)</text:p>
          </table:table-cell>
          <table:table-cell table:formula="of:=([.B186]-[.B187])" office:value-type="float" office:value="0.451183440000008" calcext:value-type="float">
            <text:p>0.451183440000008</text:p>
          </table:table-cell>
          <table:table-cell/>
          <table:table-cell office:value-type="string" calcext:value-type="string">
            <text:p>EA (au)</text:p>
          </table:table-cell>
          <table:table-cell table:formula="of:=([.E187]-[.E186])" office:value-type="float" office:value="0.0236675100000099" calcext:value-type="float">
            <text:p>0.02366751000001</text:p>
          </table:table-cell>
          <table:table-cell table:number-columns-repeated="7"/>
          <table:table-cell office:value-type="string" calcext:value-type="string">
            <text:p>IE (au)</text:p>
          </table:table-cell>
          <table:table-cell table:formula="of:=([.N186]-[.N187])" office:value-type="float" office:value="0.459330089999995" calcext:value-type="float">
            <text:p>0.459330089999995</text:p>
          </table:table-cell>
          <table:table-cell/>
          <table:table-cell office:value-type="string" calcext:value-type="string">
            <text:p>EA (au)</text:p>
          </table:table-cell>
          <table:table-cell table:formula="of:=([.Q187]-[.Q186])" office:value-type="float" office:value="-0.0244261999999935" calcext:value-type="float">
            <text:p>-0.0244261999999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E (kJ/mol)</text:p>
          </table:table-cell>
          <table:table-cell table:formula="of:=(2625.5*[.B188])" office:value-type="float" office:value="1184.58212172002" calcext:value-type="float">
            <text:p>1184.5821217200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E188])" office:value-type="float" office:value="62.1390475050259" calcext:value-type="float">
            <text:p>62.1390475050259</text:p>
          </table:table-cell>
          <table:table-cell table:number-columns-repeated="7"/>
          <table:table-cell office:value-type="string" calcext:value-type="string">
            <text:p>IE (kJ/mol)</text:p>
          </table:table-cell>
          <table:table-cell table:formula="of:=(2625.5*[.N188])" office:value-type="float" office:value="1205.97115129499" calcext:value-type="float">
            <text:p>1205.9711512949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188])" office:value-type="float" office:value="-64.130988099983" calcext:value-type="float">
            <text:p>-64.1309880999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a (kJ/mol)</text:p>
          </table:table-cell>
          <table:table-cell table:formula="of:=([.B189]-[.E189])/2" office:value-type="float" office:value="561.221537107498" calcext:value-type="float">
            <text:p>561.221537107498</text:p>
          </table:table-cell>
          <table:table-cell table:number-columns-repeated="10"/>
          <table:table-cell office:value-type="string" calcext:value-type="string">
            <text:p>eta (kJ/mol)</text:p>
          </table:table-cell>
          <table:table-cell table:formula="of:=([.N189]-[.Q189])/2" office:value-type="float" office:value="635.051069697484" calcext:value-type="float">
            <text:p>635.05106969748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a (eV)</text:p>
          </table:table-cell>
          <table:table-cell office:value-type="float" office:value="6.48" calcext:value-type="float">
            <text:p>6.48</text:p>
          </table:table-cell>
          <table:table-cell table:number-columns-repeated="10"/>
          <table:table-cell office:value-type="string" calcext:value-type="string">
            <text:p>eta (eV)</text:p>
          </table:table-cell>
          <table:table-cell office:value-type="float" office:value="6.58" calcext:value-type="float">
            <text:p>6.58</text:p>
          </table:table-cell>
          <table:table-cell/>
          <table:table-cell table:formula="of:=([.N191]-1.2)" office:value-type="float" office:value="5.38" calcext:value-type="float">
            <text:p>5.38</text:p>
          </table:table-cell>
          <table:table-cell office:value-type="string" calcext:value-type="string">
            <text:p>&lt;= NC- (for matching with expt value)</text:p>
          </table:table-cell>
          <table:table-cell table:number-columns-repeated="1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3"/>
          <table:table-cell table:style-name="ce4" office:value-type="string" calcext:value-type="string" table:number-columns-spanned="2" table:number-rows-spanned="1">
            <text:p>HNCO (MP2)</text:p>
          </table:table-cell>
          <table:covered-table-cell/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E(X+)</text:p>
          </table:table-cell>
          <table:table-cell office:value-type="float" office:value="-167.7949827" calcext:value-type="float">
            <text:p>-167.7949827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168.24158598" calcext:value-type="float">
            <text:p>-168.24158598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E(X)</text:p>
          </table:table-cell>
          <table:table-cell office:value-type="float" office:value="-168.24158598" calcext:value-type="float">
            <text:p>-168.24158598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168.17045137" calcext:value-type="float">
            <text:p>-168.17045137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IE (au)</text:p>
          </table:table-cell>
          <table:table-cell table:formula="of:=([.N194]-[.N195])" office:value-type="float" office:value="0.446603280000005" calcext:value-type="float">
            <text:p>0.446603280000005</text:p>
          </table:table-cell>
          <table:table-cell/>
          <table:table-cell office:value-type="string" calcext:value-type="string">
            <text:p>EA (au)</text:p>
          </table:table-cell>
          <table:table-cell table:formula="of:=([.Q195]-[.Q194])" office:value-type="float" office:value="0.0711346100000014" calcext:value-type="float">
            <text:p>0.071134610000002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IE (kJ/mol)</text:p>
          </table:table-cell>
          <table:table-cell table:formula="of:=(2625.5*[.N196])" office:value-type="float" office:value="1172.55691164001" calcext:value-type="float">
            <text:p>1172.55691164001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196])" office:value-type="float" office:value="186.763918555004" calcext:value-type="float">
            <text:p>186.763918555004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eta (kJ/mol)</text:p>
          </table:table-cell>
          <table:table-cell table:formula="of:=([.N197]-[.Q197])/2" office:value-type="float" office:value="492.896496542505" calcext:value-type="float">
            <text:p>492.89649654250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eta (eV)</text:p>
          </table:table-cell>
          <table:table-cell office:value-type="float" office:value="5.11" calcext:value-type="float">
            <text:p>5.11</text:p>
          </table:table-cell>
          <table:table-cell/>
          <table:table-cell table:formula="of:=([.N199]-1)" office:value-type="float" office:value="4.11" calcext:value-type="float">
            <text:p>4.11</text:p>
          </table:table-cell>
          <table:table-cell office:value-type="string" calcext:value-type="string">
            <text:p>&lt;= NCO- (for matching with expt value)</text:p>
          </table:table-cell>
          <table:table-cell table:number-columns-repeated="1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3"/>
          <table:table-cell table:style-name="ce4" office:value-type="string" calcext:value-type="string" table:number-columns-spanned="2" table:number-rows-spanned="1">
            <text:p>HOCN (MP2)</text:p>
          </table:table-cell>
          <table:covered-table-cell/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E(X+)</text:p>
          </table:table-cell>
          <table:table-cell office:value-type="float" office:value="-167.75208648" calcext:value-type="float">
            <text:p>-167.75208648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168.19232907" calcext:value-type="float">
            <text:p>-168.19232907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E(X)</text:p>
          </table:table-cell>
          <table:table-cell office:value-type="float" office:value="-168.20346241" calcext:value-type="float">
            <text:p>-168.20346241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168.17045137" calcext:value-type="float">
            <text:p>-168.17045137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IE (au)</text:p>
          </table:table-cell>
          <table:table-cell table:formula="of:=([.N202]-[.N203])" office:value-type="float" office:value="0.451375929999983" calcext:value-type="float">
            <text:p>0.451375929999983</text:p>
          </table:table-cell>
          <table:table-cell/>
          <table:table-cell office:value-type="string" calcext:value-type="string">
            <text:p>EA (au)</text:p>
          </table:table-cell>
          <table:table-cell table:formula="of:=([.Q203]-[.Q202])" office:value-type="float" office:value="0.0218777000000046" calcext:value-type="float">
            <text:p>0.021877700000005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IE (kJ/mol)</text:p>
          </table:table-cell>
          <table:table-cell table:formula="of:=(2625.5*[.N204])" office:value-type="float" office:value="1185.08750421496" calcext:value-type="float">
            <text:p>1185.08750421496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204])" office:value-type="float" office:value="57.439901350012" calcext:value-type="float">
            <text:p>57.439901350012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eta (kJ/mol)</text:p>
          </table:table-cell>
          <table:table-cell table:formula="of:=([.N205]-[.Q205])/2" office:value-type="float" office:value="563.823801432472" calcext:value-type="float">
            <text:p>563.823801432472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eta (eV)</text:p>
          </table:table-cell>
          <table:table-cell office:value-type="float" office:value="5.84" calcext:value-type="float">
            <text:p>5.84</text:p>
          </table:table-cell>
          <table:table-cell/>
          <table:table-cell table:formula="of:=([.N207]-1)" office:value-type="float" office:value="4.84" calcext:value-type="float">
            <text:p>4.84</text:p>
          </table:table-cell>
          <table:table-cell office:value-type="string" calcext:value-type="string">
            <text:p>&lt;= NCO- (for matching with expt value)</text:p>
          </table:table-cell>
          <table:table-cell table:number-columns-repeated="1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3"/>
          <table:table-cell table:style-name="ce4" office:value-type="string" calcext:value-type="string" table:number-columns-spanned="2" table:number-rows-spanned="1">
            <text:p>HSCN (MP2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HSCN (MP2); aug-cc-pVDZ</text:p>
          </table:table-cell>
          <table:covered-table-cell/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E(X+)</text:p>
          </table:table-cell>
          <table:table-cell office:value-type="float" office:value="-490.38849485" calcext:value-type="float">
            <text:p>-490.38849485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490.80567527" calcext:value-type="float">
            <text:p>-490.80567527</text:p>
          </table:table-cell>
          <table:table-cell/>
          <table:table-cell office:value-type="string" calcext:value-type="string">
            <text:p>E(X+)</text:p>
          </table:table-cell>
          <table:table-cell office:value-type="float" office:value="-490.4287262" calcext:value-type="float">
            <text:p>-490.4287262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490.80567527" calcext:value-type="float">
            <text:p>-490.80567527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E(X)</text:p>
          </table:table-cell>
          <table:table-cell office:value-type="float" office:value="-490.80567527" calcext:value-type="float">
            <text:p>-490.80567527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490.78368086" calcext:value-type="float">
            <text:p>-490.78368086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490.85534908" calcext:value-type="float">
            <text:p>-490.85534908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490.84105524" calcext:value-type="float">
            <text:p>-490.84105524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IE (au)</text:p>
          </table:table-cell>
          <table:table-cell table:formula="of:=([.N210]-[.N211])" office:value-type="float" office:value="0.417180420000022" calcext:value-type="float">
            <text:p>0.417180420000022</text:p>
          </table:table-cell>
          <table:table-cell/>
          <table:table-cell office:value-type="string" calcext:value-type="string">
            <text:p>EA (au)</text:p>
          </table:table-cell>
          <table:table-cell table:formula="of:=([.Q211]-[.Q210])" office:value-type="float" office:value="0.0219944099999907" calcext:value-type="float">
            <text:p>0.021994409999991</text:p>
          </table:table-cell>
          <table:table-cell/>
          <table:table-cell office:value-type="string" calcext:value-type="string">
            <text:p>IE (au)</text:p>
          </table:table-cell>
          <table:table-cell table:formula="of:=([.T210]-[.T211])" office:value-type="float" office:value="0.426622879999968" calcext:value-type="float">
            <text:p>0.426622879999968</text:p>
          </table:table-cell>
          <table:table-cell/>
          <table:table-cell office:value-type="string" calcext:value-type="string">
            <text:p>EA (au)</text:p>
          </table:table-cell>
          <table:table-cell table:formula="of:=([.W211]-[.W210])" office:value-type="float" office:value="-0.0353799700000081" calcext:value-type="float">
            <text:p>-0.035379970000008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IE (kJ/mol)</text:p>
          </table:table-cell>
          <table:table-cell table:formula="of:=(2625.5*[.N212])" office:value-type="float" office:value="1095.30719271006" calcext:value-type="float">
            <text:p>1095.30719271006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212])" office:value-type="float" office:value="57.7463234549756" calcext:value-type="float">
            <text:p>57.7463234549756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212])" office:value-type="float" office:value="1120.09837143992" calcext:value-type="float">
            <text:p>1120.09837143992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212])" office:value-type="float" office:value="-92.8901112350214" calcext:value-type="float">
            <text:p>-92.8901112350214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eta (kJ/mol)</text:p>
          </table:table-cell>
          <table:table-cell table:formula="of:=([.N213]-[.Q213])/2" office:value-type="float" office:value="518.780434627542" calcext:value-type="float">
            <text:p>518.780434627542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T213]-[.W213])/2" office:value-type="float" office:value="606.494241337469" calcext:value-type="float">
            <text:p>606.494241337469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eta (eV)</text:p>
          </table:table-cell>
          <table:table-cell office:value-type="float" office:value="5.38" calcext:value-type="float">
            <text:p>5.38</text:p>
          </table:table-cell>
          <table:table-cell/>
          <table:table-cell table:formula="of:=([.N215]-1.5)" office:value-type="float" office:value="3.88" calcext:value-type="float">
            <text:p>3.88</text:p>
          </table:table-cell>
          <table:table-cell office:value-type="string" calcext:value-type="string">
            <text:p>&lt;= SCN- (for matching with expt value)</text:p>
          </table:table-cell>
          <table:table-cell/>
          <table:table-cell office:value-type="string" calcext:value-type="string">
            <text:p>eta (eV)</text:p>
          </table:table-cell>
          <table:table-cell office:value-type="float" office:value="6.28" calcext:value-type="float">
            <text:p>6.28</text:p>
          </table:table-cell>
          <table:table-cell/>
          <table:table-cell table:formula="of:=([.T215]-1)" office:value-type="float" office:value="5.28" calcext:value-type="float">
            <text:p>5.28</text:p>
          </table:table-cell>
          <table:table-cell office:value-type="string" calcext:value-type="string">
            <text:p>&lt;= SCN- (for matching with expt value)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3"/>
          <table:table-cell table:style-name="ce4" office:value-type="string" calcext:value-type="string" table:number-columns-spanned="2" table:number-rows-spanned="1">
            <text:p>HNCS (MP2)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HNCS (MP2); aug-cc-pVDZ</text:p>
          </table:table-cell>
          <table:covered-table-cell/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E(X+)</text:p>
          </table:table-cell>
          <table:table-cell office:value-type="float" office:value="-490.44239514" calcext:value-type="float">
            <text:p>-490.44239514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490.76344289" calcext:value-type="float">
            <text:p>-490.76344289</text:p>
          </table:table-cell>
          <table:table-cell/>
          <table:table-cell office:value-type="string" calcext:value-type="string">
            <text:p>E(X+)</text:p>
          </table:table-cell>
          <table:table-cell office:value-type="float" office:value="-490.48351467" calcext:value-type="float">
            <text:p>-490.48351467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490.86929842" calcext:value-type="float">
            <text:p>-490.86929842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E(X)</text:p>
          </table:table-cell>
          <table:table-cell office:value-type="float" office:value="-490.81816001" calcext:value-type="float">
            <text:p>-490.81816001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490.78368086" calcext:value-type="float">
            <text:p>-490.78368086</text:p>
          </table:table-cell>
          <table:table-cell/>
          <table:table-cell office:value-type="string" calcext:value-type="string">
            <text:p>E(X)</text:p>
          </table:table-cell>
          <table:table-cell office:value-type="float" office:value="-490.86929842" calcext:value-type="float">
            <text:p>-490.86929842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490.82606097" calcext:value-type="float">
            <text:p>-490.82606097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IE (au)</text:p>
          </table:table-cell>
          <table:table-cell table:formula="of:=([.N218]-[.N219])" office:value-type="float" office:value="0.375764870000012" calcext:value-type="float">
            <text:p>0.375764870000012</text:p>
          </table:table-cell>
          <table:table-cell/>
          <table:table-cell office:value-type="string" calcext:value-type="string">
            <text:p>EA (au)</text:p>
          </table:table-cell>
          <table:table-cell table:formula="of:=([.Q219]-[.Q218])" office:value-type="float" office:value="-0.0202379699999824" calcext:value-type="float">
            <text:p>-0.020237969999982</text:p>
          </table:table-cell>
          <table:table-cell/>
          <table:table-cell office:value-type="string" calcext:value-type="string">
            <text:p>IE (au)</text:p>
          </table:table-cell>
          <table:table-cell table:formula="of:=([.T218]-[.T219])" office:value-type="float" office:value="0.38578375000003" calcext:value-type="float">
            <text:p>0.38578375000003</text:p>
          </table:table-cell>
          <table:table-cell/>
          <table:table-cell office:value-type="string" calcext:value-type="string">
            <text:p>EA (au)</text:p>
          </table:table-cell>
          <table:table-cell table:formula="of:=([.W219]-[.W218])" office:value-type="float" office:value="0.0432374499999924" calcext:value-type="float">
            <text:p>0.043237449999992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IE (kJ/mol)</text:p>
          </table:table-cell>
          <table:table-cell table:formula="of:=(2625.5*[.N220])" office:value-type="float" office:value="986.570666185031" calcext:value-type="float">
            <text:p>986.570666185031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220])" office:value-type="float" office:value="-53.1347902349538" calcext:value-type="float">
            <text:p>-53.1347902349538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220])" office:value-type="float" office:value="1012.87523562508" calcext:value-type="float">
            <text:p>1012.87523562508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220])" office:value-type="float" office:value="113.51992497498" calcext:value-type="float">
            <text:p>113.51992497498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eta (kJ/mol)</text:p>
          </table:table-cell>
          <table:table-cell table:formula="of:=([.N221]-[.Q221])/2" office:value-type="float" office:value="519.852728209992" calcext:value-type="float">
            <text:p>519.852728209992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T221]-[.W221])/2" office:value-type="float" office:value="449.67765532505" calcext:value-type="float">
            <text:p>449.67765532505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eta (eV)</text:p>
          </table:table-cell>
          <table:table-cell office:value-type="float" office:value="5.39" calcext:value-type="float">
            <text:p>5.39</text:p>
          </table:table-cell>
          <table:table-cell/>
          <table:table-cell table:formula="of:=([.N223]-1.39)" office:value-type="float" office:value="4" calcext:value-type="float">
            <text:p>4</text:p>
          </table:table-cell>
          <table:table-cell office:value-type="string" calcext:value-type="string">
            <text:p>&lt;= NCS- (for matching with expt value)</text:p>
          </table:table-cell>
          <table:table-cell/>
          <table:table-cell office:value-type="string" calcext:value-type="string">
            <text:p>eta (eV)</text:p>
          </table:table-cell>
          <table:table-cell office:value-type="float" office:value="6.28" calcext:value-type="float">
            <text:p>6.28</text:p>
          </table:table-cell>
          <table:table-cell/>
          <table:table-cell table:formula="of:=([.T223]-1)" office:value-type="float" office:value="5.28" calcext:value-type="float">
            <text:p>5.28</text:p>
          </table:table-cell>
          <table:table-cell office:value-type="string" calcext:value-type="string">
            <text:p>&lt;= SCN- (for matching with expt value)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2" table:number-rows-spanned="1">
            <text:p>NH2- (MP2) –&gt; old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NH2- (MP2); aug-cc-pVDZ</text:p>
          </table:table-cell>
          <table:covered-table-cell/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E(X-)</text:p>
          </table:table-cell>
          <table:table-cell office:value-type="float" office:value="-55.0657936" calcext:value-type="float">
            <text:p>-55.0657936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54.82831771" calcext:value-type="float">
            <text:p>-54.82831771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55.0855094" calcext:value-type="float">
            <text:p>-55.0855094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54.87296494" calcext:value-type="float">
            <text:p>-54.87296494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E(X2-)</text:p>
          </table:table-cell>
          <table:table-cell office:value-type="float" office:value="-54.82831771" calcext:value-type="float">
            <text:p>-54.82831771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54.49881878" calcext:value-type="float">
            <text:p>-54.49881878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54.87296494" calcext:value-type="float">
            <text:p>-54.87296494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54.57988067" calcext:value-type="float">
            <text:p>-54.57988067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IE (au)</text:p>
          </table:table-cell>
          <table:table-cell table:formula="of:=([.N227]-[.N226])" office:value-type="float" office:value="0.237475889999999" calcext:value-type="float">
            <text:p>0.237475889999999</text:p>
          </table:table-cell>
          <table:table-cell/>
          <table:table-cell office:value-type="string" calcext:value-type="string">
            <text:p>EA (au)</text:p>
          </table:table-cell>
          <table:table-cell table:formula="of:=([.Q227]-[.Q226])" office:value-type="float" office:value="0.32949893" calcext:value-type="float">
            <text:p>0.32949893</text:p>
          </table:table-cell>
          <table:table-cell/>
          <table:table-cell office:value-type="string" calcext:value-type="string">
            <text:p>IE (au)</text:p>
          </table:table-cell>
          <table:table-cell table:formula="of:=([.T227]-[.T226])" office:value-type="float" office:value="0.212544459999997" calcext:value-type="float">
            <text:p>0.212544459999997</text:p>
          </table:table-cell>
          <table:table-cell/>
          <table:table-cell office:value-type="string" calcext:value-type="string">
            <text:p>EA (au)</text:p>
          </table:table-cell>
          <table:table-cell table:formula="of:=([.W227]-[.W226])" office:value-type="float" office:value="0.293084270000001" calcext:value-type="float">
            <text:p>0.293084270000001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IE (kJ/mol)</text:p>
          </table:table-cell>
          <table:table-cell table:formula="of:=(2625.5*[.N228])" office:value-type="float" office:value="623.492949194997" calcext:value-type="float">
            <text:p>623.492949194997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228])" office:value-type="float" office:value="865.099440714999" calcext:value-type="float">
            <text:p>865.099440714999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228])" office:value-type="float" office:value="558.035479729991" calcext:value-type="float">
            <text:p>558.035479729991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228])" office:value-type="float" office:value="769.492750885004" calcext:value-type="float">
            <text:p>769.492750885004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eta (kJ/mol)</text:p>
          </table:table-cell>
          <table:table-cell table:formula="of:=([.Q229]-[.N229])/2" office:value-type="float" office:value="120.803245760001" calcext:value-type="float">
            <text:p>120.803245760001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W229]-[.T229])/2" office:value-type="float" office:value="105.728635577506" calcext:value-type="float">
            <text:p>105.728635577506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eta (eV)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1.25" calcext:value-type="float">
            <text:p>1.25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2" table:number-rows-spanned="1">
            <text:p>PH2- (MP2) --&gt; old</text:p>
          </table:table-cell>
          <table:covered-table-cell/>
          <table:table-cell table:number-columns-repeated="4"/>
          <table:table-cell table:style-name="ce9" office:value-type="string" calcext:value-type="string" table:number-columns-spanned="2" table:number-rows-spanned="1">
            <text:p>PH2- (MP2); aug-cc-pVDZ</text:p>
          </table:table-cell>
          <table:covered-table-cell/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E(X-)</text:p>
          </table:table-cell>
          <table:table-cell office:value-type="float" office:value="-341.3561121" calcext:value-type="float">
            <text:p>-341.3561121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341.18781016" calcext:value-type="float">
            <text:p>-341.18781016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341.39945211" calcext:value-type="float">
            <text:p>-341.39945211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341.24325515" calcext:value-type="float">
            <text:p>-341.24325515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E(X2-)</text:p>
          </table:table-cell>
          <table:table-cell office:value-type="float" office:value="-341.18781016" calcext:value-type="float">
            <text:p>-341.18781016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340.85835394" calcext:value-type="float">
            <text:p>-340.85835394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341.24325515" calcext:value-type="float">
            <text:p>-341.24325515</text:p>
          </table:table-cell>
          <table:table-cell/>
          <table:table-cell office:value-type="string" calcext:value-type="string">
            <text:p>E(X3-)</text:p>
          </table:table-cell>
          <table:table-cell office:value-type="float" office:value="-340.94270756" calcext:value-type="float">
            <text:p>-340.94270756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IE (au)</text:p>
          </table:table-cell>
          <table:table-cell table:formula="of:=([.N235]-[.N234])" office:value-type="float" office:value="0.168301939999992" calcext:value-type="float">
            <text:p>0.168301939999992</text:p>
          </table:table-cell>
          <table:table-cell/>
          <table:table-cell office:value-type="string" calcext:value-type="string">
            <text:p>EA (au)</text:p>
          </table:table-cell>
          <table:table-cell table:formula="of:=([.Q235]-[.Q234])" office:value-type="float" office:value="0.329456220000054" calcext:value-type="float">
            <text:p>0.329456220000054</text:p>
          </table:table-cell>
          <table:table-cell/>
          <table:table-cell office:value-type="string" calcext:value-type="string">
            <text:p>IE (au)</text:p>
          </table:table-cell>
          <table:table-cell table:formula="of:=([.T235]-[.T234])" office:value-type="float" office:value="0.156196960000045" calcext:value-type="float">
            <text:p>0.156196960000045</text:p>
          </table:table-cell>
          <table:table-cell/>
          <table:table-cell office:value-type="string" calcext:value-type="string">
            <text:p>EA (au)</text:p>
          </table:table-cell>
          <table:table-cell table:formula="of:=([.W235]-[.W234])" office:value-type="float" office:value="0.300547590000008" calcext:value-type="float">
            <text:p>0.300547590000008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IE (kJ/mol)</text:p>
          </table:table-cell>
          <table:table-cell table:formula="of:=(2625.5*[.N236])" office:value-type="float" office:value="441.876743469979" calcext:value-type="float">
            <text:p>441.87674346997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236])" office:value-type="float" office:value="864.987305610142" calcext:value-type="float">
            <text:p>864.987305610142</text:p>
          </table:table-cell>
          <table:table-cell/>
          <table:table-cell office:value-type="string" calcext:value-type="string">
            <text:p>IE (kJ/mol)</text:p>
          </table:table-cell>
          <table:table-cell table:formula="of:=(2625.5*[.T236])" office:value-type="float" office:value="410.095118480119" calcext:value-type="float">
            <text:p>410.095118480119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W236])" office:value-type="float" office:value="789.087697545021" calcext:value-type="float">
            <text:p>789.087697545021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eta (kJ/mol)</text:p>
          </table:table-cell>
          <table:table-cell table:formula="of:=([.Q237]-[.N237])/2" office:value-type="float" office:value="211.555281070081" calcext:value-type="float">
            <text:p>211.555281070081</text:p>
          </table:table-cell>
          <table:table-cell table:number-columns-repeated="4"/>
          <table:table-cell office:value-type="string" calcext:value-type="string">
            <text:p>eta (kJ/mol)</text:p>
          </table:table-cell>
          <table:table-cell table:formula="of:=([.W237]-[.T237])/2" office:value-type="float" office:value="189.496289532451" calcext:value-type="float">
            <text:p>189.496289532451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eta (eV)</text:p>
          </table:table-cell>
          <table:table-cell office:value-type="float" office:value="2.19" calcext:value-type="float">
            <text:p>2.19</text:p>
          </table:table-cell>
          <table:table-cell table:number-columns-repeated="4"/>
          <table:table-cell office:value-type="string" calcext:value-type="string">
            <text:p>eta (eV)</text:p>
          </table:table-cell>
          <table:table-cell office:value-type="float" office:value="1.96" calcext:value-type="float">
            <text:p>1.96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3"/>
          <table:table-cell table:style-name="ce9" office:value-type="string" calcext:value-type="string" table:number-columns-spanned="2" table:number-rows-spanned="1">
            <text:p>NCS- (MP2)</text:p>
          </table:table-cell>
          <table:covered-table-cell/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E(X)</text:p>
          </table:table-cell>
          <table:table-cell office:value-type="float" office:value="-490.15760545" calcext:value-type="float">
            <text:p>-490.15760545</text:p>
          </table:table-cell>
          <table:table-cell/>
          <table:table-cell office:value-type="string" calcext:value-type="string">
            <text:p>E(X-)</text:p>
          </table:table-cell>
          <table:table-cell office:value-type="float" office:value="-490.29666199" calcext:value-type="float">
            <text:p>-490.29666199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E(X-)</text:p>
          </table:table-cell>
          <table:table-cell office:value-type="float" office:value="-490.29666199" calcext:value-type="float">
            <text:p>-490.29666199</text:p>
          </table:table-cell>
          <table:table-cell/>
          <table:table-cell office:value-type="string" calcext:value-type="string">
            <text:p>E(X2-)</text:p>
          </table:table-cell>
          <table:table-cell office:value-type="float" office:value="-490.04246328" calcext:value-type="float">
            <text:p>-490.04246328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IE (au)</text:p>
          </table:table-cell>
          <table:table-cell table:formula="of:=([.N243]-[.N242])" office:value-type="float" office:value="-0.139056540000013" calcext:value-type="float">
            <text:p>-0.139056540000013</text:p>
          </table:table-cell>
          <table:table-cell/>
          <table:table-cell office:value-type="string" calcext:value-type="string">
            <text:p>EA (au)</text:p>
          </table:table-cell>
          <table:table-cell table:formula="of:=([.Q243]-[.Q242])" office:value-type="float" office:value="0.254198710000026" calcext:value-type="float">
            <text:p>0.254198710000026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IE (kJ/mol)</text:p>
          </table:table-cell>
          <table:table-cell table:formula="of:=(2625.5*[.N244])" office:value-type="float" office:value="-365.092945770034" calcext:value-type="float">
            <text:p>-365.092945770034</text:p>
          </table:table-cell>
          <table:table-cell/>
          <table:table-cell office:value-type="string" calcext:value-type="string">
            <text:p>EA (kJ/mol)</text:p>
          </table:table-cell>
          <table:table-cell table:formula="of:=(2625.5*[.Q244])" office:value-type="float" office:value="667.398713105067" calcext:value-type="float">
            <text:p>667.398713105067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eta (kJ/mol)</text:p>
          </table:table-cell>
          <table:table-cell table:formula="of:=([.Q245]-[.N245])/2" office:value-type="float" office:value="516.24582943755" calcext:value-type="float">
            <text:p>516.2458294375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eta (eV)</text:p>
          </table:table-cell>
          <table:table-cell office:value-type="float" office:value="5.35" calcext:value-type="float">
            <text:p>5.35</text:p>
          </table:table-cell>
          <table:table-cell table:number-columns-repeated="19"/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9" office:value-type="string" calcext:value-type="string" table:number-columns-spanned="2" table:number-rows-spanned="1">
            <text:p>HF; aug-cc-pVTZ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ta (au)</text:p>
          </table:table-cell>
          <table:table-cell office:value-type="string" calcext:value-type="string">
            <text:p>eta (e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-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19348" calcext:value-type="float">
            <text:p>0.19348</text:p>
          </table:table-cell>
          <table:table-cell table:formula="of:=([.B3]-[.C3])/2" office:value-type="float" office:value="0.19916" calcext:value-type="float">
            <text:p>0.19916</text:p>
          </table:table-cell>
          <table:table-cell office:value-type="float" office:value="5.42" calcext:value-type="float">
            <text:p>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-</text:p>
          </table:table-cell>
          <table:table-cell office:value-type="float" office:value="0.41155" calcext:value-type="float">
            <text:p>0.41155</text:p>
          </table:table-cell>
          <table:table-cell office:value-type="float" office:value="0.12575" calcext:value-type="float">
            <text:p>0.12575</text:p>
          </table:table-cell>
          <table:table-cell office:value-type="float" office:value="0.1429" calcext:value-type="float">
            <text:p>0.1429</text:p>
          </table:table-cell>
          <table:table-cell office:value-type="float" office:value="3.89" calcext:value-type="float">
            <text:p>3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2-</text:p>
          </table:table-cell>
          <table:table-cell office:value-type="float" office:value="0.36891" calcext:value-type="float">
            <text:p>0.36891</text:p>
          </table:table-cell>
          <table:table-cell office:value-type="float" office:value="0.11399" calcext:value-type="float">
            <text:p>0.11399</text:p>
          </table:table-cell>
          <table:table-cell office:value-type="float" office:value="0.12746" calcext:value-type="float">
            <text:p>0.12746</text:p>
          </table:table-cell>
          <table:table-cell office:value-type="float" office:value="3.47" calcext:value-type="float">
            <text:p>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2-</text:p>
          </table:table-cell>
          <table:table-cell office:value-type="float" office:value="0.69041" calcext:value-type="float">
            <text:p>0.69041</text:p>
          </table:table-cell>
          <table:table-cell office:value-type="float" office:value="0.14622" calcext:value-type="float">
            <text:p>0.14622</text:p>
          </table:table-cell>
          <table:table-cell office:value-type="float" office:value="0.272095" calcext:value-type="float">
            <text:p>0.272095</text:p>
          </table:table-cell>
          <table:table-cell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2"/>
          <table:table-cell office:value-type="float" office:value="0.231725" calcext:value-type="float">
            <text:p>0.231725</text:p>
          </table:table-cell>
          <table:table-cell office:value-type="float" office:value="6.30556143" calcext:value-type="float">
            <text:p>6.30556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2(1-)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2-</text:p>
          </table:table-cell>
          <table:table-cell office:value-type="float" office:value="0.35761" calcext:value-type="float">
            <text:p>0.35761</text:p>
          </table:table-cell>
          <table:table-cell office:value-type="float" office:value="0.2108" calcext:value-type="float">
            <text:p>0.2108</text:p>
          </table:table-cell>
          <table:table-cell table:formula="of:=([.B9]-[.C9])/2" office:value-type="float" office:value="0.073405" calcext:value-type="float">
            <text:p>0.0734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2-</text:p>
          </table:table-cell>
          <table:table-cell office:value-type="float" office:value="0.34076" calcext:value-type="float">
            <text:p>0.34076</text:p>
          </table:table-cell>
          <table:table-cell office:value-type="float" office:value="0.1473" calcext:value-type="float">
            <text:p>0.1473</text:p>
          </table:table-cell>
          <table:table-cell table:formula="of:=([.B10]-[.C10])/2" office:value-type="float" office:value="0.09673" calcext:value-type="float">
            <text:p>0.09673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1-</text:p>
          </table:table-cell>
          <table:table-cell office:value-type="float" office:value="0.31783" calcext:value-type="float">
            <text:p>0.31783</text:p>
          </table:table-cell>
          <table:table-cell office:value-type="float" office:value="-0.08597" calcext:value-type="float">
            <text:p>-0.08597</text:p>
          </table:table-cell>
          <table:table-cell office:value-type="float" office:value="0.2019" calcext:value-type="float">
            <text:p>0.2019</text:p>
          </table:table-cell>
          <table:table-cell office:value-type="float" office:value="5.49" calcext:value-type="float">
            <text:p>5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N</text:p>
          </table:table-cell>
          <table:table-cell office:value-type="float" office:value="0.03606" calcext:value-type="float">
            <text:p>0.03606</text:p>
          </table:table-cell>
          <table:table-cell office:value-type="float" office:value="-0.50352" calcext:value-type="float">
            <text:p>-0.50352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7.34" calcext:value-type="float">
            <text:p>7.34</text:p>
          </table:table-cell>
          <table:table-cell table:formula="of:=([.E12]-2)" office:value-type="float" office:value="5.34" calcext:value-type="float">
            <text:p>5.34</text:p>
          </table:table-cell>
          <table:table-cell office:value-type="string" calcext:value-type="string">
            <text:p>CN-</text:p>
          </table:table-cell>
          <table:table-cell office:value-type="string" calcext:value-type="string">
            <text:p>&lt;= for matching with value of CN-</text:p>
          </table:table-cell>
        </table:table-row>
        <table:table-row table:style-name="ro1">
          <table:table-cell office:value-type="string" calcext:value-type="string">
            <text:p>HNC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-0.48882" calcext:value-type="float">
            <text:p>-0.48882</text:p>
          </table:table-cell>
          <table:table-cell table:formula="of:=([.B13]-[.C13])/2" office:value-type="float" office:value="0.26344" calcext:value-type="float">
            <text:p>0.26344</text:p>
          </table:table-cell>
          <table:table-cell office:value-type="float" office:value="7.17" calcext:value-type="float">
            <text:p>7.17</text:p>
          </table:table-cell>
          <table:table-cell table:formula="of:=([.E13]-2)" office:value-type="float" office:value="5.17" calcext:value-type="float">
            <text:p>5.17</text:p>
          </table:table-cell>
          <table:table-cell office:value-type="string" calcext:value-type="string">
            <text:p>NC-</text:p>
          </table:table-cell>
          <table:table-cell office:value-type="string" calcext:value-type="string">
            <text:p>&lt;= for matching with value of CN-</text:p>
          </table:table-cell>
        </table:table-row>
        <table:table-row table:style-name="ro1">
          <table:table-cell office:value-type="string" calcext:value-type="string">
            <text:p>HOCN</text:p>
          </table:table-cell>
          <table:table-cell office:value-type="float" office:value="0.0277" calcext:value-type="float">
            <text:p>0.0277</text:p>
          </table:table-cell>
          <table:table-cell office:value-type="float" office:value="-0.46384" calcext:value-type="float">
            <text:p>-0.46384</text:p>
          </table:table-cell>
          <table:table-cell office:value-type="float" office:value="0.24327" calcext:value-type="float">
            <text:p>0.24327</text:p>
          </table:table-cell>
          <table:table-cell office:value-type="float" office:value="6.62" calcext:value-type="float">
            <text:p>6.62</text:p>
          </table:table-cell>
          <table:table-cell table:formula="of:=([.E14]-2.6)" office:value-type="float" office:value="4.02" calcext:value-type="float">
            <text:p>4.02</text:p>
          </table:table-cell>
          <table:table-cell office:value-type="string" calcext:value-type="string">
            <text:p>OCN-</text:p>
          </table:table-cell>
          <table:table-cell office:value-type="string" calcext:value-type="string">
            <text:p>&lt;= for matching with value of NCO-</text:p>
          </table:table-cell>
        </table:table-row>
        <table:table-row table:style-name="ro1">
          <table:table-cell office:value-type="string" calcext:value-type="string">
            <text:p>HNCO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-0.45499" calcext:value-type="float">
            <text:p>-0.45499</text:p>
          </table:table-cell>
          <table:table-cell office:value-type="float" office:value="0.246175" calcext:value-type="float">
            <text:p>0.246175</text:p>
          </table:table-cell>
          <table:table-cell office:value-type="float" office:value="6.7" calcext:value-type="float">
            <text:p>6.7</text:p>
          </table:table-cell>
          <table:table-cell table:formula="of:=([.E15]-2.6)" office:value-type="float" office:value="4.1" calcext:value-type="float">
            <text:p>4.1</text:p>
          </table:table-cell>
          <table:table-cell office:value-type="string" calcext:value-type="string">
            <text:p>NCO-</text:p>
          </table:table-cell>
          <table:table-cell office:value-type="string" calcext:value-type="string">
            <text:p>&lt;= for matching with value of NCO-</text:p>
          </table:table-cell>
        </table:table-row>
        <table:table-row table:style-name="ro1">
          <table:table-cell office:value-type="string" calcext:value-type="string">
            <text:p>HSCN</text:p>
          </table:table-cell>
          <table:table-cell office:value-type="float" office:value="0.03371" calcext:value-type="float">
            <text:p>0.03371</text:p>
          </table:table-cell>
          <table:table-cell office:value-type="float" office:value="-0.41217" calcext:value-type="float">
            <text:p>-0.41217</text:p>
          </table:table-cell>
          <table:table-cell office:value-type="float" office:value="0.22294" calcext:value-type="float">
            <text:p>0.22294</text:p>
          </table:table-cell>
          <table:table-cell office:value-type="float" office:value="6.07" calcext:value-type="float">
            <text:p>6.07</text:p>
          </table:table-cell>
          <table:table-cell/>
          <table:table-cell office:value-type="string" calcext:value-type="string">
            <text:p>SCN-</text:p>
          </table:table-cell>
          <table:table-cell/>
        </table:table-row>
        <table:table-row table:style-name="ro1">
          <table:table-cell office:value-type="string" calcext:value-type="string">
            <text:p>HNCS</text:p>
          </table:table-cell>
          <table:table-cell office:value-type="float" office:value="0.03489" calcext:value-type="float">
            <text:p>0.03489</text:p>
          </table:table-cell>
          <table:table-cell office:value-type="float" office:value="-0.37047" calcext:value-type="float">
            <text:p>-0.37047</text:p>
          </table:table-cell>
          <table:table-cell office:value-type="float" office:value="0.20268" calcext:value-type="float">
            <text:p>0.20268</text:p>
          </table:table-cell>
          <table:table-cell office:value-type="float" office:value="5.51" calcext:value-type="float">
            <text:p>5.51</text:p>
          </table:table-cell>
          <table:table-cell/>
          <table:table-cell office:value-type="string" calcext:value-type="string">
            <text:p>NCS-</text:p>
          </table:table-cell>
          <table:table-cell/>
        </table:table-row>
        <table:table-row table:style-name="ro1">
          <table:table-cell office:value-type="string" calcext:value-type="string">
            <text:p>SCN-</text:p>
          </table:table-cell>
          <table:table-cell office:value-type="float" office:value="0.2061" calcext:value-type="float">
            <text:p>0.2061</text:p>
          </table:table-cell>
          <table:table-cell office:value-type="float" office:value="-0.14122" calcext:value-type="float">
            <text:p>-0.14122</text:p>
          </table:table-cell>
          <table:table-cell office:value-type="float" office:value="0.17366" calcext:value-type="float">
            <text:p>0.17366</text:p>
          </table:table-cell>
          <table:table-cell office:value-type="float" office:value="4.72" calcext:value-type="float">
            <text:p>4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S-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6:18:05.430886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1:57:34.931449363</meta:creation-date>
    <dc:date>2020-11-28T23:48:22.223963163</dc:date>
    <meta:editing-duration>P1DT9H51M27S</meta:editing-duration>
    <meta:editing-cycles>70</meta:editing-cycles>
    <meta:generator>LibreOffice/6.4.6.2$Linux_X86_64 LibreOffice_project/40$Build-2</meta:generator>
    <meta:document-statistic meta:table-count="3" meta:cell-count="1703" meta:object-count="0"/>
  </office:meta>
</office:document-meta>
</file>